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 style:font-charset="x-symbol"/>
    <style:font-face style:name="Andale Sans UI1" svg:font-family="'Andale Sans UI'" style:font-family-generic="swiss" style:font-pitch="variable"/>
    <style:font-face style:name="Andale Sans UI2" svg:font-family="'Andale Sans UI'" style:font-family-generic="system" style:font-pitch="variable"/>
    <style:font-face style:name="Andale Sans UI3" svg:font-family="'Andale Sans UI', 'Arial Unicode MS'" style:font-family-generic="swiss" style:font-pitch="variable"/>
    <style:font-face style:name="Andale Sans UI4" svg:font-family="'Andale Sans UI'" style:font-pitch="variable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ystem" style:font-pitch="variable" style:font-charset="x-symbol"/>
    <style:font-face style:name="Tahoma1" svg:font-family="Tahoma" style:font-family-generic="roman" style:font-pitch="variable"/>
    <style:font-face style:name="Tahoma2" svg:font-family="Tahoma" style:font-pitch="variable" style:font-charset="x-symbol"/>
    <style:font-face style:name="Tahoma3" svg:font-family="Tahoma" style:font-family-generic="swiss" style:font-pitch="variable"/>
    <style:font-face style:name="Tahoma4" svg:font-family="Tahoma" style:font-family-generic="system" style:font-pitch="variable"/>
    <style:font-face style:name="Tahoma5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 style:font-charset="x-symbol"/>
    <style:font-face style:name="Times New Roman3" svg:font-family="'Times New Roman'" style:font-family-generic="roman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Default-outline1">
      <style:graphic-properties fo:min-height="13.85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 loext:decorative="false"/>
      <style:paragraph-properties style:writing-mode="lr-tb"/>
    </style:style>
    <style:style style:name="pr4" style:family="presentation" style:parent-style-name="Default-title">
      <style:graphic-properties fo:min-height="3.506cm" loext:decorative="false"/>
      <style:paragraph-properties style:writing-mode="lr-tb"/>
    </style:style>
    <style:style style:name="pr5" style:family="presentation" style:parent-style-name="Default-outline1">
      <style:graphic-properties fo:min-height="16.987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outline1">
      <style:graphic-properties fo:min-height="14.055cm" loext:decorative="false"/>
      <style:paragraph-properties style:writing-mode="lr-tb"/>
    </style:style>
    <style:style style:name="pr8" style:family="presentation" style:parent-style-name="Default-outline1">
      <style:graphic-properties fo:min-height="17.607cm" loext:decorative="false"/>
      <style:paragraph-properties style:writing-mode="lr-tb"/>
    </style:style>
    <style:style style:name="pr9" style:family="presentation" style:parent-style-name="Default-outline1">
      <style:graphic-properties fo:min-height="16cm" loext:decorative="false"/>
      <style:paragraph-properties style:writing-mode="lr-tb"/>
    </style:style>
    <style:style style:name="pr10" style:family="presentation" style:parent-style-name="Default-outline1">
      <style:graphic-properties fo:min-height="16.607cm" loext:decorative="false"/>
      <style:paragraph-properties style:writing-mode="lr-tb"/>
    </style:style>
    <style:style style:name="pr11" style:family="presentation" style:parent-style-name="Default-outline1">
      <style:graphic-properties fo:min-height="16.427cm" loext:decorative="false"/>
      <style:paragraph-properties style:writing-mode="lr-tb"/>
    </style:style>
    <style:style style:name="pr12" style:family="presentation" style:parent-style-name="Default-outline1">
      <style:graphic-properties fo:min-height="17.927cm" loext:decorative="false"/>
      <style:paragraph-properties style:writing-mode="lr-tb"/>
    </style:style>
    <style:style style:name="pr13" style:family="presentation" style:parent-style-name="Default-outline1">
      <style:graphic-properties fo:min-height="15.927cm" loext:decorative="false"/>
      <style:paragraph-properties style:writing-mode="lr-tb"/>
    </style:style>
    <style:style style:name="pr14" style:family="presentation" style:parent-style-name="Default-outline1">
      <style:graphic-properties fo:min-height="16.193cm" loext:decorative="false"/>
      <style:paragraph-properties style:writing-mode="lr-tb"/>
    </style:style>
    <style:style style:name="pr15" style:family="presentation" style:parent-style-name="Default-outline1">
      <style:graphic-properties fo:min-height="14.927cm" loext:decorative="false"/>
      <style:paragraph-properties style:writing-mode="lr-tb"/>
    </style:style>
    <style:style style:name="pr16" style:family="presentation" style:parent-style-name="Default-outline1">
      <style:graphic-properties fo:min-height="14.161cm" loext:decorative="false"/>
      <style:paragraph-properties style:writing-mode="lr-tb"/>
    </style:style>
    <style:style style:name="pr17" style:family="presentation" style:parent-style-name="Default-outline1">
      <style:graphic-properties fo:min-height="14.427cm" loext:decorative="false"/>
      <style:paragraph-properties style:writing-mode="lr-tb"/>
    </style:style>
    <style:style style:name="pr18" style:family="presentation" style:parent-style-name="Default-outline1">
      <style:graphic-properties fo:min-height="16.693cm" loext:decorative="false"/>
      <style:paragraph-properties style:writing-mode="lr-tb"/>
    </style:style>
    <style:style style:name="pr19" style:family="presentation" style:parent-style-name="Default-outline1">
      <style:graphic-properties fo:min-height="14.661cm" loext:decorative="false"/>
      <style:paragraph-properties style:writing-mode="lr-tb"/>
    </style:style>
    <style:style style:name="pr20" style:family="presentation" style:parent-style-name="Default-outline1">
      <style:graphic-properties fo:min-height="13.895cm" loext:decorative="false"/>
      <style:paragraph-properties style:writing-mode="lr-tb"/>
    </style:style>
    <style:style style:name="pr21" style:family="presentation" style:parent-style-name="Default-outline1">
      <style:graphic-properties fo:min-height="15.693cm" loext:decorative="false"/>
      <style:paragraph-properties style:writing-mode="lr-tb"/>
    </style:style>
    <style:style style:name="pr22" style:family="presentation" style:parent-style-name="Default-outline1">
      <style:graphic-properties fo:min-height="15.193cm" loext:decorative="false"/>
      <style:paragraph-properties style:writing-mode="lr-tb"/>
    </style:style>
    <style:style style:name="pr23" style:family="presentation" style:parent-style-name="Default-outline1">
      <style:graphic-properties fo:min-height="16.459cm" loext:decorative="false"/>
      <style:paragraph-properties style:writing-mode="lr-tb"/>
    </style:style>
    <style:style style:name="pr24" style:family="presentation" style:parent-style-name="Default-outline1">
      <style:graphic-properties fo:min-height="14.937cm" loext:decorative="false"/>
      <style:paragraph-properties style:writing-mode="lr-tb"/>
    </style:style>
    <style:style style:name="pr25" style:family="presentation" style:parent-style-name="Default-notes" style:list-style-name="L3">
      <style:graphic-properties draw:fill-color="#ffffff" fo:min-height="13.364cm" loext:decorative="false"/>
      <style:paragraph-properties style:writing-mode="lr-tb"/>
    </style:style>
    <style:style style:name="pr26" style:family="presentation" style:parent-style-name="Default-outline1">
      <style:graphic-properties fo:min-height="16.959cm" loext:decorative="false"/>
      <style:paragraph-properties style:writing-mode="lr-tb"/>
    </style:style>
    <style:style style:name="pr27" style:family="presentation" style:parent-style-name="Default-outline1">
      <style:graphic-properties fo:min-height="18.991cm" loext:decorative="false"/>
      <style:paragraph-properties style:writing-mode="lr-tb"/>
    </style:style>
    <style:style style:name="pr28" style:family="presentation" style:parent-style-name="Default-outline1">
      <style:graphic-properties fo:min-height="14.895cm" loext:decorative="false"/>
      <style:paragraph-properties style:writing-mode="lr-tb"/>
    </style:style>
    <style:style style:name="pr29" style:family="presentation" style:parent-style-name="Default-outline1">
      <style:graphic-properties fo:min-height="28.555cm" loext:decorative="false"/>
      <style:paragraph-properties style:writing-mode="lr-tb"/>
    </style:style>
    <style:style style:name="pr30" style:family="presentation" style:parent-style-name="Default-outline1">
      <style:graphic-properties fo:min-height="15.427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c5000b" loext:opacity="100%" fo:font-weight="bold" style:font-weight-asian="bold" style:font-weight-complex="bold"/>
    </style:style>
    <style:style style:name="P5" style:family="paragraph">
      <style:text-properties fo:color="#c5000b" loext:opacity="100%"/>
    </style:style>
    <style:style style:name="P6" style:family="paragraph">
      <style:paragraph-properties fo:text-align="center"/>
    </style:style>
    <style:style style:name="P7" style:family="paragraph">
      <style:text-properties fo:color="#000000" loext:opacity="100%"/>
    </style:style>
    <style:style style:name="P8" style:family="paragraph">
      <style:text-properties style:font-name="Arial1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5000b" loext:opacity="100%" fo:font-weight="bold" style:font-weight-asian="bold" style:font-weight-complex="bold"/>
    </style:style>
    <style:style style:name="T3" style:family="text">
      <style:text-properties fo:color="#0084d1" loext:opacity="100%" fo:font-weight="bold" style:font-weight-asian="bold" style:font-weight-complex="bold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660066" loext:opacity="100%" fo:font-weight="bold" style:font-weight-asian="bold" style:font-weight-complex="bold"/>
    </style:style>
    <style:style style:name="T7" style:family="text">
      <style:text-properties fo:color="#c5000b" loext:opacity="100%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9900ff" loext:opacity="100%"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c5000b" loext:opacity="100%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c5000b" loext:opacity="100%"/>
    </style:style>
    <style:style style:name="T12" style:family="text">
      <style:text-properties fo:color="#004586" loext:opacity="100%" fo:font-weight="bold" style:font-weight-asian="bold" style:font-weight-complex="bold"/>
    </style:style>
    <style:style style:name="T13" style:family="text">
      <style:text-properties fo:color="#004586" loext:opacity="100%"/>
    </style:style>
    <style:style style:name="T14" style:family="text">
      <style:text-properties fo:color="#c5000b" loext:opacity="100%" style:text-underline-style="solid" style:text-underline-width="auto" style:text-underline-color="font-color"/>
    </style:style>
    <style:style style:name="T15" style:family="text">
      <style:text-properties fo:color="#579d1c" loext:opacity="100%" fo:font-weight="bold" style:font-weight-asian="bold" style:font-weight-complex="bold"/>
    </style:style>
    <style:style style:name="T16" style:family="text">
      <style:text-properties fo:color="#579d1c" loext:opacity="100%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9900ff" loext:opacity="100%"/>
    </style:style>
    <style:style style:name="T18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9900ff" loext:opacity="100%" style:text-underline-style="solid" style:text-underline-width="auto" style:text-underline-color="font-color"/>
    </style:style>
    <style:style style:name="T20" style:family="text">
      <style:text-properties fo:color="#4b1f6f" loext:opacity="100%" style:text-underline-style="solid" style:text-underline-width="auto" style:text-underline-color="font-color"/>
    </style:style>
    <style:style style:name="T21" style:family="text">
      <style:text-properties fo:color="#000000" loext:opacity="100%" style:text-underline-style="none"/>
    </style:style>
    <style:style style:name="T22" style:family="text">
      <style:text-properties fo:color="#9900ff" loext:opacity="100%" style:text-underline-style="none"/>
    </style:style>
    <style:style style:name="T23" style:family="text">
      <style:text-properties fo:color="#9900ff" loext:opacity="100%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language="zxx" fo:country="none" fo:font-weight="bold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fo:color="#0084d1" loext:opacity="100%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fo:color="#c5000b" loext:opacity="100%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9" style:family="text">
      <style:text-properties fo:language="zxx" fo:country="none" fo:font-weight="normal" style:language-asian="zxx" style:country-asian="none" style:font-weight-asian="bold" style:language-complex="zxx" style:country-complex="none" style:font-weight-complex="bold"/>
    </style:style>
    <style:style style:name="T30" style:family="text">
      <style:text-properties fo:color="#004586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1" style:family="text">
      <style:text-properties fo:color="#c5000b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2" style:family="text">
      <style:text-properties fo:language="zxx" fo:country="none" fo:font-weight="bold" style:language-asian="zxx" style:country-asian="none" style:language-complex="zxx" style:country-complex="none" style:font-weight-complex="bold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color="#c5000b" loext:opacity="100%" style:text-position="super 58%" fo:font-weight="bold" style:font-weight-asian="bold" style:font-weight-complex="bold"/>
    </style:style>
    <style:style style:name="T35" style:family="text">
      <style:text-properties fo:font-size="20pt"/>
    </style:style>
    <style:style style:name="T36" style:family="text">
      <style:text-properties style:font-name="Arial1" fo:font-weight="bold" style:font-weight-asian="bold" style:font-weight-complex="bold"/>
    </style:style>
    <style:style style:name="T37" style:family="text">
      <style:text-properties fo:color="#c5000b" loext:opacity="100%" style:font-name="Arial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or what</text:span><text:span text:style-name="T1"><text:line-break/></text:span><text:span text:style-name="T1">is Israel?</text:span>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But First...</text:span></text:p>
          </draw:text-box>
        </draw:frame>
        <draw:frame presentation:style-name="pr5" draw:text-style-name="P1" draw:layer="layout" svg:width="25.199cm" svg:height="16.987cm" svg:x="1.301cm" svg:y="3.5cm" presentation:class="outline" presentation:user-transformed="true">
          <draw:text-box>
            <text:list text:style-name="L2">
              <text:list-item>
                <text:p><text:span text:style-name="T1">Why are we looking at such a remedial topic?</text:span></text:p>
              </text:list-item>
              <text:list-item>
                <text:p><text:span text:style-name="T1">Don't we know what Israel is?</text:span></text:p>
              </text:list-item>
              <text:list-item>
                <text:p><text:span text:style-name="T1">Do we know what these mean?</text:span></text:p>
                <text:list>
                  <text:list-item>
                    <text:p><text:span text:style-name="T1">"satan"</text:span></text:p>
                  </text:list-item>
                  <text:list-item>
                    <text:p><text:span text:style-name="T1">The servant of the LORD</text:span></text:p>
                  </text:list-item>
                  <text:list-item>
                    <text:p><text:span text:style-name="T1">son of man</text:span></text:p>
                  </text:list-item>
                  <text:list-item>
                    <text:p><text:span text:style-name="T1">sons of God</text:span></text:p>
                  </text:list-item>
                  <text:list-item>
                    <text:p><text:span text:style-name="T1">ekklesia</text:span></text:p>
                  </text:list-item>
                  <text:list-item>
                    <text:p><text:span text:style-name="T1">Congregation</text:span></text:p>
                  </text:list-item>
                </text:list>
              </text:list-item>
              <text:list-item>
                <text:p><text:span text:style-name="T1">Are they always used the same way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different about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Diasagreements between </text:span><text:span text:style-name="T2">Christians</text:span></text:p>
              </text:list-item>
              <text:list-item>
                <text:p><text:span text:style-name="T1">And</text:span></text:p>
              </text:list-item>
              <text:list-item>
                <text:p><text:span text:style-name="T1">Disagreements between </text:span><text:span text:style-name="T1"><text:line-break/></text:span><text:span text:style-name="T2">Christians</text:span><text:span text:style-name="T1"> and </text:span><text:span text:style-name="T3">non-Christians</text:span><text:span text:style-name="T1">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Christians</text:span></text:p>
          </draw:text-box>
        </draw:frame>
        <draw:frame presentation:style-name="pr7" draw:text-style-name="P1" draw:layer="layout" svg:width="25.199cm" svg:height="14.055cm" svg:x="1.4cm" svg:y="4.914cm" presentation:class="outline" presentation:user-transformed="true">
          <draw:text-box>
            <text:list text:style-name="L2">
              <text:list-item>
                <text:p><text:span text:style-name="T1">Believe </text:span><text:span text:style-name="T2">common</text:span><text:span text:style-name="T1"> things</text:span></text:p>
              </text:list-item>
              <text:list-item>
                <text:p><text:span text:style-name="T1">That unbelievers </text:span><text:span text:style-name="T2">do not</text:span></text:p>
              </text:list-item>
              <text:list-item>
                <text:p><text:span text:style-name="T1">ie.)</text:span></text:p>
                <text:list>
                  <text:list-item>
                    <text:p><text:span text:style-name="T1">Got cannot lie</text:span></text:p>
                  </text:list-item>
                  <text:list-item>
                    <text:p><text:span text:style-name="T1">Jesus is God</text:span></text:p>
                  </text:list-item>
                  <text:list-item>
                    <text:p><text:span text:style-name="T1">God is faithful</text:span></text:p>
                  </text:list-item>
                  <text:list-item>
                    <text:p><text:span text:style-name="T1">God keeps His promises</text:span></text:p>
                  </text:list-item>
                  <text:list-item>
                    <text:p><text:span text:style-name="T1">We should be more like Jesus</text:span></text:p>
                  </text:list-item>
                  <text:list-item>
                    <text:p><text:span text:style-name="T1">These are </text:span><text:span text:style-name="T2">Christian Presupposi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Other examples of presuppositions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You exist</text:span></text:p>
              </text:list-item>
              <text:list-item>
                <text:p><text:span text:style-name="T1">I exist</text:span></text:p>
              </text:list-item>
              <text:list-item>
                <text:p><text:span text:style-name="T1">Words have meaning</text:span></text:p>
                <text:p><text:span text:style-name="T1"/></text:p>
              </text:list-item>
              <text:list-item>
                <text:p><text:span text:style-name="T1">But none of us start a conversation doubting any of those</text:span></text:p>
              </text:list-item>
              <text:list-item>
                <text:p><text:span text:style-name="T1">We believe them </text:span><text:span text:style-name="T2">without feeling the need to prove them</text:span><text:span text:style-name="T1"> – those are </text:span><text:span text:style-name="T3">presupposi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When we see "Israel"</text:span><text:span text:style-name="T1"><text:line-break/></text:span><text:span text:style-name="T1">in scripture</text:span></text:p>
              </text:list-header>
            </text:list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Our presuppositions come into play</text:span></text:p>
                <text:list>
                  <text:list-item>
                    <text:p><text:span text:style-name="T1">Beliefs we have already formed</text:span></text:p>
                  </text:list-item>
                  <text:list-item>
                    <text:p><text:span text:style-name="T1">And feel no need to prove</text:span></text:p>
                  </text:list-item>
                  <text:list-item>
                    <text:p><text:span text:style-name="T1">They seem self evid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301cm" svg:y="0.494cm" presentation:class="title" presentation:user-transformed="true">
          <draw:text-box>
            <text:p><text:span text:style-name="T4">Why </text:span>Presuppositions</text:p>
          </draw:text-box>
        </draw:frame>
        <draw:frame presentation:style-name="pr8" draw:layer="layout" svg:width="27cm" svg:height="17.607cm" svg:x="0.5cm" svg:y="4cm" presentation:class="outline" presentation:user-transformed="true">
          <draw:text-box>
            <text:list text:style-name="L2">
              <text:list-item>
                <text:p><text:span text:style-name="T5">We all can have </text:span><text:span text:style-name="T2">blindspots</text:span></text:p>
              </text:list-item>
              <text:list-item>
                <text:p><text:span text:style-name="T5">When others </text:span><text:span text:style-name="T2">challenge</text:span><text:span text:style-name="T5"> our presuppositions,</text:span><text:span text:style-name="T5"><text:line-break/></text:span><text:span text:style-name="T5">we should be able to give hopefully </text:span><text:span text:style-name="T2">good reasons</text:span></text:p>
              </text:list-item>
              <text:list-item>
                <text:p><text:span text:style-name="T5">Being able to </text:span><text:span text:style-name="T2">list</text:span><text:span text:style-name="T5"> your </text:span><text:span text:style-name="T2">presuppositions</text:span><text:span text:style-name="T5"> when interpreting a Bible text demonstrates the </text:span><text:span text:style-name="T2">reasons</text:span><text:span text:style-name="T5"> for your </text:span><text:span text:style-name="T2">belief</text:span></text:p>
              </text:list-item>
              <text:list-item>
                <text:p><text:span text:style-name="T5">Having reasons means you are being rational</text:span></text:p>
              </text:list-item>
              <text:list-item>
                <text:p><text:span text:style-name="T5">The opposite is irrationa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n Example</text:span></text:p>
          </draw:text-box>
        </draw:frame>
        <draw:frame presentation:style-name="pr9" draw:text-style-name="P1" draw:layer="layout" svg:width="27cm" svg:height="16cm" svg:x="0.5cm" svg:y="4.5cm" presentation:class="outline" presentation:user-transformed="true">
          <draw:text-box>
            <text:list text:style-name="L2">
              <text:list-item>
                <text:p><text:span text:style-name="T1">"</text:span><text:span text:style-name="T3">Your interpretation would make God break His promises!</text:span><text:span text:style-name="T1">"</text:span></text:p>
              </text:list-item>
              <text:list-item>
                <text:p><text:span text:style-name="T1">"</text:span><text:span text:style-name="T6">No, yours would!</text:span><text:span text:style-name="T1">"</text:span></text:p>
                <text:p><text:span text:style-name="T1"/></text:p>
              </text:list-item>
              <text:list-item>
                <text:p><text:span text:style-name="T2">How</text:span><text:span text:style-name="T1"> do you </text:span><text:span text:style-name="T2">bridge</text:span><text:span text:style-name="T1"> a </text:span><text:span text:style-name="T2">stalemate</text:span><text:span text:style-name="T1"> when both Christians presuppose God does not break His promises?</text:span></text:p>
              </text:list-item>
              <text:list-item>
                <text:p><text:span text:style-name="T1">Step 1:</text:span><text:span text:style-name="T1"><text:line-break/></text:span><text:span text:style-name="T1">Identify which presuppositions are different.</text:span></text:p>
              </text:list-item>
              <text:list-item>
                <text:p><text:span text:style-name="T1">How?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sk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What beliefs</text:span><text:span text:style-name="T1"> are we importing/using</text:span><text:span text:style-name="T1"><text:line-break/></text:span><text:span text:style-name="T1">(presupposing)</text:span></text:p>
              </text:list-item>
              <text:list-item>
                <text:p><text:span text:style-name="T1">Which support these interpretations</text:span></text:p>
              </text:list-item>
              <text:list-item>
                <text:p><text:span text:style-name="T1">Let's assess those beliefs individual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o go beyond "i'm right – you're wrong"....</text:p>
          </draw:text-box>
        </draw:frame>
        <draw:frame presentation:style-name="pr10" draw:text-style-name="P1" draw:layer="layout" svg:width="25.199cm" svg:height="16.607cm" svg:x="1.4cm" svg:y="4.5cm" presentation:class="outline" presentation:user-transformed="true">
          <draw:text-box>
            <text:list text:style-name="L2">
              <text:list-item>
                <text:p><text:span text:style-name="T1">We must </text:span><text:span text:style-name="T7">accurately</text:span><text:span text:style-name="T1"> identify and </text:span><text:span text:style-name="T7">represent</text:span><text:span text:style-name="T1"> the different presuppositions of the other person </text:span><text:span text:style-name="T2">to demonstrate</text:span><text:span text:style-name="T1"> the </text:span><text:span text:style-name="T2">absurdity</text:span><text:span text:style-name="T1"> of the </text:span><text:span text:style-name="T2">belief</text:span><text:span text:style-name="T1">, </text:span><text:span text:style-name="T8">if it were true</text:span><text:span text:style-name="T1">. (test drive)</text:span></text:p>
              </text:list-item>
              <text:list-item>
                <text:p><text:span text:style-name="T2">How</text:span><text:span text:style-name="T1"> do you </text:span><text:span text:style-name="T2">discover</text:span><text:span text:style-name="T1"> his presuppositions?</text:span><text:span text:style-name="T1"><text:line-break/></text:span><text:span text:style-name="T1">You </text:span><text:span text:style-name="T2">ask</text:span><text:span text:style-name="T1">. If you assume, you are "</text:span><text:span text:style-name="T2">other'ing</text:span><text:span text:style-name="T1">" your brother. He is an </text:span><text:span text:style-name="T2">individual</text:span><text:span text:style-name="T1">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But </text:span><text:span text:style-name="T2">if you can't</text:span><text:span text:style-name="T1"> </text:span><text:span text:style-name="T2">identify</text:span><text:span text:style-name="T1"> the presuppositions used and he won't acknowledge them,</text:span><text:span text:style-name="T1"><text:line-break/></text:span><text:span text:style-name="T1">you'll just be two ships in the night.</text:span><text:span text:style-name="T1"><text:line-break/></text:span><text:span text:style-name="T2">Never interacting</text:span><text:span text:style-name="T1"> with one anothers' </text:span><text:span text:style-name="T2">arguments</text:span></text:p>
              </text:list-item>
              <text:list-item>
                <text:p><text:span text:style-name="T5">Refuting a belief that your friend does not hold does no one any fav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srael - Is it...</text:p>
          </draw:text-box>
        </draw:frame>
        <draw:frame presentation:style-name="pr11" draw:text-style-name="P1" draw:layer="layout" svg:width="25.199cm" svg:height="16.427cm" svg:x="1.301cm" svg:y="3.5cm" presentation:class="outline" presentation:user-transformed="true">
          <draw:text-box>
            <text:list text:style-name="L2">
              <text:list-item>
                <text:p><text:span text:style-name="T2">Abraham</text:span><text:span text:style-name="T1">, 2 generations </text:span><text:span text:style-name="T2">before Jacob</text:span><text:span text:style-name="T1">?</text:span></text:p>
              </text:list-item>
              <text:list-item>
                <text:p><text:span text:style-name="T2">Jacob</text:span><text:span text:style-name="T1"> who was renamed to Israel, </text:span><text:span text:style-name="T1"><text:line-break/></text:span><text:span text:style-name="T9">(was </text:span><text:span text:style-name="T10">Abraham's grandson)</text:span></text:p>
              </text:list-item>
              <text:list-item>
                <text:p><text:span text:style-name="T2">Only</text:span><text:span text:style-name="T1"> people who were called </text:span><text:span text:style-name="T2">Jews</text:span><text:span text:style-name="T1">, and </text:span><text:span text:style-name="T2">not </text:span><text:span text:style-name="T5">those called </text:span><text:span text:style-name="T2">'Hebrews'</text:span><text:span text:style-name="T1"> from Egypt?</text:span></text:p>
              </text:list-item>
              <text:list-item>
                <text:p><text:span text:style-name="T1">Only the </text:span><text:span text:style-name="T2">Northern kingdom</text:span><text:span text:style-name="T5">(Israel)</text:span><text:span text:style-name="T1">?</text:span><text:span text:style-name="T1"><text:line-break/></text:span><text:span text:style-name="T1">The </text:span><text:span text:style-name="T2">southern kingdom</text:span><text:span text:style-name="T1"> included Judah, which Christ came from. Surely Christ was of Israel, right?</text:span></text:p>
              </text:list-item>
              <text:list-item>
                <text:p><text:span text:style-name="T1">Naaman the Syrian who was a leper?</text:span></text:p>
              </text:list-item>
              <text:list-item>
                <text:p><text:span text:style-name="T1">The widow of Zerepath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301cm" svg:y="-0.5cm" presentation:class="title" presentation:user-transformed="true">
          <draw:text-box>
            <text:p>Is it...</text:p>
          </draw:text-box>
        </draw:frame>
        <draw:frame presentation:style-name="pr12" draw:text-style-name="P1" draw:layer="layout" svg:width="26.5cm" svg:height="17.927cm" svg:x="1cm" svg:y="2.073cm" presentation:class="outline" presentation:user-transformed="true">
          <draw:text-box>
            <text:list text:style-name="L2">
              <text:list-item>
                <text:p>Whatever <text:span text:style-name="T11">political nation</text:span> which is named Israel?</text:p>
              </text:list-item>
              <text:list-item>
                <text:p><text:span text:style-name="T11">Jacob's descendants</text:span> <text:span text:style-name="T11">and mixed multitude</text:span> that God made a nation of at the foot of <text:span text:style-name="T11">Mt. Sinai</text:span>?</text:p>
              </text:list-item>
              <text:list-item>
                <text:p>Old Testament, Gentile <text:span text:style-name="T11">proselytes</text:span>?</text:p>
              </text:list-item>
              <text:list-item>
                <text:p><text:span text:style-name="T11">Rahab</text:span> from the Jericho siege?</text:p>
              </text:list-item>
              <text:list-item>
                <text:p>Is it <text:span text:style-name="T11">every</text:span> descendant of Abraham? Judas Iscariot</text:p>
              </text:list-item>
              <text:list-item>
                <text:p>Is it only descendants of Abraham who are <text:span text:style-name="T11">abiding by the Abrahamic covenant</text:span> and not cut of from it?</text:p>
              </text:list-item>
              <text:list-item>
                <text:p>The <text:span text:style-name="T11">spiritual seed</text:span> of Abraham?</text:p>
              </text:list-item>
              <text:list-item>
                <text:p>Those who do the <text:span text:style-name="T11">works</text:span> of <text:span text:style-name="T11">Abraham</text:span>?</text:p>
              </text:list-item>
              <text:list-item>
                <text:p>Gentile Christia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ttribut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Most of the context for the rest of the slides<text:line-break/>is content that was presented by<text:line-break/>Steve Gregg<text:line-break/>who featured them in this debate:<text:line-break/>https://www.youtube.com/watch?v=jkxQq3kq3Pk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ld Testament – Israel was...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A man (individu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<text:span text:style-name="T1">Jacob</text:span> was <text:span text:style-name="T1">renamed</text:span> to <text:span text:style-name="T1">Israel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Genesis 32:28</text:span><text:span text:style-name="T1"><text:line-break/></text:span><text:span text:style-name="T1">"</text:span><text:span text:style-name="T12">Then He said, “</text:span><text:span text:style-name="T2">Your name</text:span><text:span text:style-name="T12"> shall no longer be Jacob, but [fn]</text:span><text:span text:style-name="T2">Israel</text:span><text:span text:style-name="T12">; for you have striven with God and with men and have prevailed.”</text:span><text:span text:style-name="T1">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A man (individual)</text:span></text:p>
              </text:list-item>
              <text:list-item>
                <text:p><text:span text:style-name="T2">A family (raci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Jacob's <text:span text:style-name="T11">family</text:span></text:p>
          </draw:text-box>
        </draw:frame>
        <draw:frame presentation:style-name="pr13" draw:layer="layout" svg:width="25.199cm" svg:height="15.927cm" svg:x="1.4cm" svg:y="4.914cm" presentation:class="outline" presentation:user-transformed="true">
          <draw:text-box>
            <text:list text:style-name="L2">
              <text:list-item>
                <text:p><text:span text:style-name="T1">Genesis 34:7</text:span><text:line-break/>"<text:span text:style-name="T13">Now the </text:span><text:span text:style-name="T11">sons of Jacob </text:span><text:span text:style-name="T13">came in from the field when they heard it; and the men were grieved, and they were very angry because he had done a [fn]disgraceful thing </text:span><text:span text:style-name="T11">in Israel </text:span><text:span text:style-name="T13">[fn]by lying with Jacob’s daughter, for such a thing ought not to be done.</text:span>"</text:p>
              </text:list-item>
              <text:list-item>
                <text:p>When Jacob only had 12 sons.</text:p>
              </text:list-item>
              <text:list-item>
                <text:p>Mt. Sinai and the Exodus had not yet happened</text:p>
              </text:list-item>
              <text:list-item>
                <text:p>There was no nation of Israel yet</text:p>
              </text:list-item>
              <text:list-item>
                <text:p>This was in <text:span text:style-name="T11">the family of Isra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srael was...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A man (individual)</text:span></text:p>
              </text:list-item>
              <text:list-item>
                <text:p><text:span text:style-name="T5">A family (racial)</text:span></text:p>
              </text:list-item>
              <text:list-item>
                <text:p><text:span text:style-name="T2">A large family of 12 tribes (raci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A <text:span text:style-name="T11">large family</text:span> of 12 tribes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Exodus 12:3</text:span><text:span text:style-name="T1"><text:line-break/></text:span><text:span text:style-name="T12">Speak to all the </text:span><text:span text:style-name="T2">congregation of Israel</text:span><text:span text:style-name="T12">...</text:span></text:p>
              </text:list-item>
              <text:list-item>
                <text:p><text:span text:style-name="T1">Exodus 14:30</text:span><text:span text:style-name="T1"><text:line-break/></text:span><text:span text:style-name="T12">Thus Yahweh saved </text:span><text:span text:style-name="T2">Israel</text:span><text:span text:style-name="T12"> that day from the hand of the Egyptians, and Israel saw the Egyptians dead on the seashore.</text:span></text:p>
              </text:list-item>
              <text:list-item>
                <text:p><text:span text:style-name="T1">This was before Israel became a nation</text:span></text:p>
              </text:list-item>
              <text:list-item>
                <text:p><text:span text:style-name="T1">They were still in Egyptian bond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A man (individual)</text:span></text:p>
              </text:list-item>
              <text:list-item>
                <text:p><text:span text:style-name="T5">A family (racial)</text:span></text:p>
              </text:list-item>
              <text:list-item>
                <text:p><text:span text:style-name="T5">A large family of 12 tribes (racial)</text:span></text:p>
              </text:list-item>
              <text:list-item>
                <text:p><text:span text:style-name="T2">A nation (covenant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Exodus 19:5-6</text:span><text:span text:style-name="T1"><text:line-break/></text:span><text:span text:style-name="T1">5. "</text:span><text:span text:style-name="T12">‘So now then, </text:span><text:span text:style-name="T2">if</text:span><text:span text:style-name="T12"> you will indeed listen to My voice and </text:span><text:span text:style-name="T2">keep</text:span><text:span text:style-name="T12"> My </text:span><text:span text:style-name="T2">covenant</text:span><text:span text:style-name="T12">, </text:span><text:span text:style-name="T2">then</text:span><text:span text:style-name="T12"> you shall be </text:span><text:span text:style-name="T2">My treasured possession</text:span><text:span text:style-name="T12"> among all the peoples, for all the earth is Mine;</text:span><text:span text:style-name="T1">"</text:span><text:span text:style-name="T1"><text:line-break/></text:span><text:span text:style-name="T1">6. "</text:span><text:span text:style-name="T12">and you shall be to Me a </text:span><text:span text:style-name="T2">kingdom of priests</text:span><text:span text:style-name="T12"> and a </text:span><text:span text:style-name="T2">holy nation</text:span><text:span text:style-name="T12">.’ These are the words that you shall speak to the </text:span><text:span text:style-name="T2">sons of Israel</text:span><text:span text:style-name="T12">.”</text:span><text:span text:style-name="T1">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A man (individual)</text:span></text:p>
              </text:list-item>
              <text:list-item>
                <text:p><text:span text:style-name="T5">A family (racial)</text:span></text:p>
              </text:list-item>
              <text:list-item>
                <text:p><text:span text:style-name="T5">A large family of 12 tribes (racial)</text:span></text:p>
              </text:list-item>
              <text:list-item>
                <text:p><text:span text:style-name="T5">A nation (covenantal)</text:span></text:p>
              </text:list-item>
              <text:list-item>
                <text:p><text:span text:style-name="T2">A mixed multitude was at Sina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No longer only racial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Exodus 12:38</text:span><text:span text:style-name="T1"><text:line-break/></text:span><text:span text:style-name="T1">"</text:span><text:span text:style-name="T12">A [fn]</text:span><text:span text:style-name="T2">foreign multitude</text:span><text:span text:style-name="T12"> also went up with them, [fn]along with flocks and herds, a very [fn]large number of livestock.</text:span><text:span text:style-name="T1">"</text:span></text:p>
              </text:list-item>
              <text:list-item>
                <text:p><text:span text:style-name="T1">A <text:s/>mixed multitude of people left Egypt with the sons of Jacob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A man (individual)</text:span></text:p>
              </text:list-item>
              <text:list-item>
                <text:p><text:span text:style-name="T5">A family (racial)</text:span></text:p>
              </text:list-item>
              <text:list-item>
                <text:p><text:span text:style-name="T5">A large family of 12 tribes (racial)</text:span></text:p>
              </text:list-item>
              <text:list-item>
                <text:p><text:span text:style-name="T5">A nation (covenantal)</text:span></text:p>
              </text:list-item>
              <text:list-item>
                <text:p><text:span text:style-name="T5">A mixed multitude was at Sinai</text:span></text:p>
              </text:list-item>
              <text:list-item>
                <text:p><text:span text:style-name="T2">A proselyte is like a native of the la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roselyte – becomes like a native</text:p>
          </draw:text-box>
        </draw:frame>
        <draw:frame presentation:style-name="pr14" draw:layer="layout" svg:width="25.199cm" svg:height="16.193cm" svg:x="1.301cm" svg:y="4.5cm" presentation:class="outline" presentation:user-transformed="true">
          <draw:text-box>
            <text:list text:style-name="L2">
              <text:list-item>
                <text:p><text:span text:style-name="T1">Exodus 12:48</text:span><text:line-break/>"<text:span text:style-name="T13">“But if a </text:span><text:span text:style-name="T11">sojourner</text:span><text:span text:style-name="T13"> sojourns with you and [fn]</text:span><text:span text:style-name="T11">celebrates</text:span><text:span text:style-name="T13"> the Passover to Yahweh, let all his males be </text:span><text:span text:style-name="T11">circumcised</text:span><text:span text:style-name="T13">, and then let him come near to [fn]celebrate it; and </text:span><text:span text:style-name="T11">he shall be like a native of the land</text:span><text:span text:style-name="T13">. But no uncircumcised person may eat of it.</text:span>"</text:p>
              </text:list-item>
              <text:list-item>
                <text:p>No distinction was to be made between the native Jew and proselyte.</text:p>
              </text:list-item>
              <text:list-item>
                <text:p>Rahab and Ruth were Gentiles who became Israelites. You could be a Gentile and be part of Israel, but you had to keep the covena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A man (individual)</text:span></text:p>
              </text:list-item>
              <text:list-item>
                <text:p><text:span text:style-name="T5">A family (racial)</text:span></text:p>
              </text:list-item>
              <text:list-item>
                <text:p><text:span text:style-name="T5">A large family of 12 tribes (racial)</text:span></text:p>
              </text:list-item>
              <text:list-item>
                <text:p><text:span text:style-name="T5">A nation (covenantal)</text:span></text:p>
              </text:list-item>
              <text:list-item>
                <text:p><text:span text:style-name="T5">A mixed multitude was at Sinai</text:span></text:p>
              </text:list-item>
              <text:list-item>
                <text:p><text:span text:style-name="T5">A proselyte is like a native of the land</text:span></text:p>
              </text:list-item>
              <text:list-item>
                <text:p><text:span text:style-name="T2">Covenant breakers cut off from Isra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Covenant breakers – cut off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Exodus 12:15</text:span><text:span text:style-name="T1"><text:line-break/></text:span><text:span text:style-name="T1">"</text:span><text:span text:style-name="T12">‘Seven days you shall eat unleavened bread, but on the first day you shall [fn]remove leaven from your houses; for </text:span><text:span text:style-name="T2">whoever eats anything leavened</text:span><text:span text:style-name="T12"> </text:span><text:span text:style-name="T2">from</text:span><text:span text:style-name="T12"> the </text:span><text:span text:style-name="T2">first day until the seventh day</text:span><text:span text:style-name="T12">, that [fn]person shall be</text:span><text:span text:style-name="T2"> </text:span><text:span text:style-name="T7">cut off</text:span><text:span text:style-name="T2"> from </text:span><text:span text:style-name="T7">Israel</text:span><text:span text:style-name="T12">.</text:span><text:span text:style-name="T1">"</text:span></text:p>
              </text:list-item>
              <text:list-item>
                <text:p><text:span text:style-name="T1">There are a lot of 'cut off' passages.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A man (individual)</text:span></text:p>
              </text:list-item>
              <text:list-item>
                <text:p><text:span text:style-name="T5">A family (racial)</text:span></text:p>
              </text:list-item>
              <text:list-item>
                <text:p><text:span text:style-name="T5">A large family of 12 tribes (racial)</text:span></text:p>
              </text:list-item>
              <text:list-item>
                <text:p><text:span text:style-name="T5">A nation (covenantal)</text:span></text:p>
              </text:list-item>
              <text:list-item>
                <text:p><text:span text:style-name="T2">A land (geographic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<text:s/>Geography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1 Samuel 13:19</text:span><text:line-break/>"<text:span text:style-name="T13">Now no blacksmith could be found in all </text:span><text:span text:style-name="T11">the </text:span><text:span text:style-name="T14">land</text:span><text:span text:style-name="T11"> of Israel</text:span><text:span text:style-name="T4">...</text:span><text:span text:style-name="T13">”</text:span>"</text:p>
              </text:list-item>
              <text:list-item>
                <text:p><text:span text:style-name="T1">1 Kings 1:3</text:span><text:line-break/>"<text:span text:style-name="T13">So they sought for a beautiful young woman throughout all </text:span><text:span text:style-name="T11">the </text:span><text:span text:style-name="T14">territory</text:span><text:span text:style-name="T11"> of Israel</text:span><text:span text:style-name="T4">...</text:span>"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A man (individual)</text:span></text:p>
              </text:list-item>
              <text:list-item>
                <text:p><text:span text:style-name="T5">A family (racial)</text:span></text:p>
              </text:list-item>
              <text:list-item>
                <text:p><text:span text:style-name="T5">A large family of 12 tribes (racial)</text:span></text:p>
              </text:list-item>
              <text:list-item>
                <text:p><text:span text:style-name="T5">A nation (covenantal)</text:span></text:p>
              </text:list-item>
              <text:list-item>
                <text:p><text:span text:style-name="T5">A land (geographical)</text:span></text:p>
              </text:list-item>
              <text:list-item>
                <text:p><text:span text:style-name="T2">A nation distinct from Judah (politic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5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><text:span text:style-name="T2">Israel</text:span><text:span text:style-name="T5"> was the </text:span><text:span text:style-name="T2">northern</text:span><text:span text:style-name="T5"><text:line-break/></text:span><text:span text:style-name="T8">Judah</text:span><text:span text:style-name="T5"> was the </text:span><text:span text:style-name="T8">southern</text:span><text:span text:style-name="T5"> kingdom</text:span></text:p>
              </text:list-item>
              <text:list-item>
                <text:p><text:span text:style-name="T5">1 Kings 14:14</text:span><text:span text:style-name="T5"><text:line-break/></text:span><text:span text:style-name="T5">"</text:span><text:span text:style-name="T12">“Moreover, Yahweh will raise up for Himself </text:span><text:span text:style-name="T2">a king over Israel</text:span><text:span text:style-name="T12"> who will cut off the house of Jeroboam this day [fn]and from now on.</text:span><text:span text:style-name="T5">"</text:span></text:p>
              </text:list-item>
              <text:list-item>
                <text:p><text:span text:style-name="T5">We know Jesus came from the tribe of Judah.</text:span><text:span text:style-name="T5"><text:line-break/></text:span><text:span text:style-name="T5">The </text:span><text:span text:style-name="T8">southern kingdom</text:span><text:span text:style-name="T5"> was </text:span><text:span text:style-name="T8">ethnic Israel</text:span><text:span text:style-name="T5"><text:line-break/></text:span><text:span text:style-name="T5">but did </text:span><text:span text:style-name="T2">not</text:span><text:span text:style-name="T5"> bear the </text:span><text:span text:style-name="T2">political/national</text:span><text:span text:style-name="T5"> name of </text:span><text:span text:style-name="T2">Isra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A man (individual)</text:span></text:p>
              </text:list-item>
              <text:list-item>
                <text:p><text:span text:style-name="T5">A family (racial)</text:span></text:p>
              </text:list-item>
              <text:list-item>
                <text:p><text:span text:style-name="T5">A large family of 12 tribes (racial)</text:span></text:p>
              </text:list-item>
              <text:list-item>
                <text:p><text:span text:style-name="T5">A nation (covenantal)</text:span></text:p>
              </text:list-item>
              <text:list-item>
                <text:p><text:span text:style-name="T5">A land (geographical)</text:span></text:p>
              </text:list-item>
              <text:list-item>
                <text:p><text:span text:style-name="T5">A nation distinct from Judah (political)</text:span></text:p>
              </text:list-item>
              <text:list-item>
                <text:p><text:span text:style-name="T2">A remnant (spiritual/covenant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Israel – as A Remnant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Micah 2:12</text:span><text:line-break/><text:span text:style-name="T1">"</text:span><text:span text:style-name="T12">“I will surely assemble all of you, Jacob;</text:span><text:span text:style-name="T12"><text:line-break/></text:span><text:span text:style-name="T12">I will surely gather </text:span><text:span text:style-name="T2">the remnant of Israel</text:span><text:span text:style-name="T12">...</text:span><text:span text:style-name="T1">"</text:span></text:p>
              </text:list-item>
              <text:list-item>
                <text:p><text:span text:style-name="T1">Isaiah 46:3</text:span><text:line-break/><text:span text:style-name="T1">"</text:span><text:span text:style-name="T12">“Hear Me, O house of Jacob,</text:span><text:span text:style-name="T12"><text:line-break/></text:span><text:span text:style-name="T12">And all </text:span><text:span text:style-name="T2">the remnant of the house of Israel</text:span><text:span text:style-name="T12">...</text:span><text:span text:style-name="T1">"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A man (individual)</text:span></text:p>
              </text:list-item>
              <text:list-item>
                <text:p><text:span text:style-name="T5">A family (racial)</text:span></text:p>
              </text:list-item>
              <text:list-item>
                <text:p><text:span text:style-name="T5">A large family of 12 tribes (racial)</text:span></text:p>
              </text:list-item>
              <text:list-item>
                <text:p><text:span text:style-name="T5">A nation (covenantal)</text:span></text:p>
              </text:list-item>
              <text:list-item>
                <text:p><text:span text:style-name="T5">A land (geographical)</text:span></text:p>
              </text:list-item>
              <text:list-item>
                <text:p><text:span text:style-name="T5">A nation distinct from Judah (political)</text:span></text:p>
              </text:list-item>
              <text:list-item>
                <text:p><text:span text:style-name="T5">A remnant (spiritual/covenantal)</text:span></text:p>
              </text:list-item>
              <text:list-item>
                <text:p><text:span text:style-name="T2">Only the remnant have been given promi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romises for those in covenant</text:p>
          </draw:text-box>
        </draw:frame>
        <draw:frame presentation:style-name="pr14" draw:text-style-name="P1" draw:layer="layout" svg:width="25.199cm" svg:height="16.193cm" svg:x="1.4cm" svg:y="4.914cm" presentation:class="outline" presentation:user-transformed="true">
          <draw:text-box>
            <text:list text:style-name="L2">
              <text:list-item>
                <text:p><text:span text:style-name="T1">Psalm 50:5</text:span><text:span text:style-name="T1"><text:line-break/></text:span><text:span text:style-name="T1">"</text:span><text:span text:style-name="T12">“Gather </text:span><text:span text:style-name="T2">My holy ones</text:span><text:span text:style-name="T12"> to Me,</text:span><text:span text:style-name="T12"><text:line-break/></text:span><text:span text:style-name="T12">Those </text:span><text:span text:style-name="T2">who have cut a covenant with Me by sacrifice</text:span><text:span text:style-name="T12">.”</text:span><text:span text:style-name="T1">"</text:span><text:span text:style-name="T1"><text:line-break/></text:span><text:span text:style-name="T1">16. "</text:span><text:span text:style-name="T12">But </text:span><text:span text:style-name="T2">to the wicked </text:span><text:span text:style-name="T12">God says,</text:span><text:span text:style-name="T12"><text:line-break/></text:span><text:span text:style-name="T12">“</text:span><text:span text:style-name="T2">What right</text:span><text:span text:style-name="T12"> have you to </text:span><text:span text:style-name="T2">recount My statutes</text:span><text:span text:style-name="T12"><text:line-break/></text:span><text:span text:style-name="T12">And to take My covenant in your mouth?</text:span><text:span text:style-name="T1">"</text:span></text:p>
              </text:list-item>
              <text:list-item>
                <text:p><text:span text:style-name="T1">Only </text:span><text:span text:style-name="T2">godly/saved/remnant</text:span><text:span text:style-name="T1"> people of Israel had the right to receive </text:span><text:span text:style-name="T2">covenantal benefits</text:span></text:p>
              </text:list-item>
              <text:list-item>
                <text:p><text:span text:style-name="T1">Was Judas Iscariot and Caiphas the high priest in covenant with God?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6" draw:text-style-name="P1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<text:span text:style-name="T1">Isaiah 10:21-22</text:span><text:span text:style-name="T1"><text:line-break/></text:span><text:span text:style-name="T1">21. </text:span><text:span text:style-name="T2">A remnant will return</text:span><text:span text:style-name="T3">, the remnant of Jacob </text:span><text:span text:style-name="T3"><text:line-break/></text:span><text:span text:style-name="T3">to the mighty God.</text:span><text:span text:style-name="T1"><text:line-break/></text:span><text:span text:style-name="T1">22. </text:span><text:span text:style-name="T3">For though your people, O Israel, may be like the sand of the sea,</text:span><text:span text:style-name="T3"><text:line-break/></text:span><text:span text:style-name="T2">Only a remnant</text:span><text:span text:style-name="T3"> </text:span><text:span text:style-name="T8">within them</text:span><text:span text:style-name="T3"> </text:span><text:span text:style-name="T2">will return</text:span><text:span text:style-name="T3">...</text:span></text:p>
              </text:list-item>
              <text:list-item>
                <text:p><text:span text:style-name="T1">Only the remnant is saved.</text:span></text:p>
              </text:list-item>
              <text:list-item>
                <text:p><text:span text:style-name="T1">There is the </text:span><text:span text:style-name="T2">whole people</text:span><text:span text:style-name="T1"> of </text:span><text:span text:style-name="T2">Israel</text:span></text:p>
              </text:list-item>
              <text:list-item>
                <text:p><text:span text:style-name="T1">Then there is the </text:span><text:span text:style-name="T2">remnant</text:span><text:span text:style-name="T1"> </text:span><text:span text:style-name="T8">within th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God <text:span text:style-name="T1">calls</text:span> the remnant</text:p>
          </draw:text-box>
        </draw:frame>
        <draw:frame presentation:style-name="pr17" draw:layer="layout" svg:width="25.199cm" svg:height="14.427cm" svg:x="1.4cm" svg:y="4.914cm" presentation:class="outline" presentation:user-transformed="true">
          <draw:text-box>
            <text:list text:style-name="L2">
              <text:list-item>
                <text:p><text:span text:style-name="T1">Joel 2:32</text:span><text:line-break/><text:span text:style-name="T15">And it shall come to pass</text:span><text:span text:style-name="T15"><text:line-break/></text:span><text:span text:style-name="T15">That </text:span><text:span text:style-name="T16">whoever calls</text:span><text:span text:style-name="T15"> on the name of the LORD</text:span><text:span text:style-name="T15"><text:line-break/></text:span><text:span text:style-name="T15">Shall be </text:span><text:span text:style-name="T16">saved</text:span><text:span text:style-name="T15">.</text:span><text:span text:style-name="T13"><text:line-break/></text:span><text:span text:style-name="T12">For in Mount Zion and in Jerusalem there shall be </text:span><text:span text:style-name="T2">deliverance</text:span><text:span text:style-name="T12">,</text:span><text:span text:style-name="T12"><text:line-break/></text:span><text:span text:style-name="T12">As the LORD has said,</text:span><text:span text:style-name="T12"><text:line-break/></text:span><text:span text:style-name="T2">Among</text:span><text:span text:style-name="T12"> the </text:span><text:span text:style-name="T2">remnant</text:span><text:span text:style-name="T12"> </text:span><text:span text:style-name="T2">whom the LORD calls</text:span><text:span text:style-name="T12">.</text:span></text:p>
              </text:list-item>
              <text:list-item>
                <text:p><text:span text:style-name="T15">Green</text:span> is the part the apostle Peter stops at in Acts chapter 2.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otice that Israel's titles are<text:line-break/>applied to Christ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Servant of Yahwe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Isaiah 41:8</text:span><text:span text:style-name="T1"><text:line-break/></text:span><text:span text:style-name="T1">"</text:span><text:span text:style-name="T12">“But you, Israel, </text:span><text:span text:style-name="T2">My servant,</text:span><text:span text:style-name="T2"><text:line-break/></text:span><text:span text:style-name="T2">Jacob</text:span><text:span text:style-name="T12"> whom I have chosen,</text:span><text:span text:style-name="T12"><text:line-break/></text:span><text:span text:style-name="T12">Seed of Abraham My friend,</text:span><text:span text:style-name="T5">"</text:span></text:p>
              </text:list-item>
              <text:list-item>
                <text:p><text:span text:style-name="T5">The people of </text:span><text:span text:style-name="T2">Israel</text:span><text:span text:style-name="T5"> in the </text:span><text:span text:style-name="T2">Old Testament </text:span><text:span text:style-name="T5"><text:line-break/></text:span><text:span text:style-name="T5">were </text:span><text:span text:style-name="T2">God's servant</text:span><text:span text:style-name="T5"><text:line-break/></text:span><text:span text:style-name="T5">but </text:span><text:span text:style-name="T2">so is Jesus</text:span><text:span text:style-name="T5"> as we will see</text:span><text:span text:style-name="T5"><text:line-break/></text:span><text:span text:style-name="T5">in scripture short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Isaiah 42:1-4</text:span></text:p>
          </draw:text-box>
        </draw:frame>
        <draw:frame presentation:style-name="pr18" draw:layer="layout" svg:width="27cm" svg:height="16.693cm" svg:x="0.5cm" svg:y="4cm" presentation:class="outline" presentation:user-transformed="true">
          <draw:text-box>
            <text:list text:style-name="L2">
              <text:list-item>
                <text:p><text:span text:style-name="T1">1. </text:span>"<text:span text:style-name="T13">"Behold, </text:span><text:span text:style-name="T11">My Servant</text:span><text:span text:style-name="T13">, whom I uphold; </text:span><text:span text:style-name="T17">My chosen one [in whom] My soul is well-pleased</text:span><text:span text:style-name="T13">. </text:span><text:span text:style-name="T17">I have put My Spirit upon Him</text:span><text:span text:style-name="T13">; He </text:span><text:span text:style-name="T17">will bring forth justice to the nations</text:span><text:span text:style-name="T13">.</text:span>"</text:p>
              </text:list-item>
              <text:list-item>
                <text:p><text:span text:style-name="T1">2. </text:span>"<text:span text:style-name="T13">"He will not cry out or raise [His voice], Nor make His voice heard in the street.</text:span>"</text:p>
              </text:list-item>
              <text:list-item>
                <text:p><text:span text:style-name="T1">3.</text:span> "<text:span text:style-name="T13">"A crushed reed He will not break And a faintly burning wick He will not extinguish; He will bring forth justice in truth.</text:span>"</text:p>
              </text:list-item>
              <text:list-item>
                <text:p><text:span text:style-name="T1">4.</text:span> "<text:span text:style-name="T13">"He will not be faint or crushed Until He has established justice in the earth; And the coastlands will wait expectantly for His law."</text:span>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Matthew 12 attributes that passage to Jesus</text:span></text:p>
              </text:list-item>
              <text:list-item>
                <text:p><text:span text:style-name="T1">Most people aware of Isaiah 53</text:span><text:span text:style-name="T1"><text:line-break/></text:span><text:span text:style-name="T1">mentioning "My Servant", who is Chris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Israel's titles applied to Christ</text:span>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Servant of Yahweh</text:span></text:p>
              </text:list-item>
              <text:list-item>
                <text:p><text:span text:style-name="T2">Yahweh's Firstbo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layer="layout" svg:width="26cm" svg:height="14.927cm" svg:x="1cm" svg:y="4.914cm" presentation:class="outline" presentation:user-transformed="true">
          <draw:text-box>
            <text:list text:style-name="L2">
              <text:list-item>
                <text:p><text:span text:style-name="T1">Exodus 4:22</text:span><text:line-break/>"<text:span text:style-name="T13">“Then you shall say to Pharaoh, ‘Thus says Yahweh, “</text:span><text:span text:style-name="T11">Israel</text:span><text:span text:style-name="T13"> is My son, </text:span><text:span text:style-name="T11">My firstborn</text:span><text:span text:style-name="T13">.</text:span>"</text:p>
              </text:list-item>
              <text:list-item>
                <text:p><text:span text:style-name="T8">*</text:span><text:span text:style-name="T1">Psalm 89:27</text:span><text:line-break/>"<text:span text:style-name="T13">“I also shall make him </text:span><text:span text:style-name="T11">My firstborn</text:span><text:span text:style-name="T13">,</text:span><text:span text:style-name="T13"><text:line-break/></text:span><text:span text:style-name="T11">The highest of </text:span><text:span text:style-name="T13">the </text:span><text:span text:style-name="T11">kings</text:span><text:span text:style-name="T13"> of the earth.</text:span>"</text:p>
              </text:list-item>
              <text:list-item>
                <text:p><text:span text:style-name="T1">Hebrews 1:6</text:span><text:line-break/>"<text:span text:style-name="T13">And [fn]when He again brings the </text:span><text:span text:style-name="T11">firstborn</text:span><text:span text:style-name="T13"> into [fn]the world, He says,</text:span><text:span text:style-name="T13"><text:line-break/></text:span><text:span text:style-name="T13">“AND </text:span><text:span text:style-name="T11">LET ALL THE ANGELS OF GOD WORSHIP HIM</text:span><text:span text:style-name="T13">.”</text:span>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>
            <draw:text-box>
              <text:list text:style-name="L3">
                <text:list-item>
                  <text:p><text:span text:style-name="T8">*</text:span><text:span text:style-name="T1">Psalm 89:27</text:span></text:p>
                  <text:list>
                    <text:list-item>
                      <text:p><text:span text:style-name="T1">Is attributed to Christ in Revelatio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5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Israel's titles applied to Christ</text:span>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Servant of Yahweh</text:span></text:p>
              </text:list-item>
              <text:list-item>
                <text:p><text:span text:style-name="T5">Yahweh's Firstborn</text:span></text:p>
              </text:list-item>
              <text:list-item>
                <text:p><text:span text:style-name="T2">Abraham's Se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4" draw:layer="layout" svg:width="25.199cm" svg:height="17.459cm" svg:x="1.301cm" svg:y="4.5cm" presentation:class="outline" presentation:user-transformed="true">
          <draw:text-box>
            <text:list text:style-name="L2">
              <text:list-item>
                <text:p><text:span text:style-name="T1">Isaiah 41:8</text:span><text:line-break/><text:span text:style-name="T1">"</text:span><text:span text:style-name="T12">“But you, </text:span><text:span text:style-name="T2">Israel</text:span><text:span text:style-name="T12">, </text:span><text:span text:style-name="T2">My servant</text:span><text:span text:style-name="T12">,</text:span><text:span text:style-name="T12"><text:line-break/></text:span><text:span text:style-name="T12">Jacob whom I have chosen,</text:span><text:span text:style-name="T12"><text:line-break/></text:span><text:span text:style-name="T2">Seed of Abraham </text:span><text:span text:style-name="T12">My friend,</text:span><text:span text:style-name="T1">"</text:span></text:p>
              </text:list-item>
              <text:list-item>
                <text:p><text:span text:style-name="T1">Galatians 3:16</text:span><text:line-break/><text:span text:style-name="T1">"</text:span><text:span text:style-name="T12">Now the promises were spoken to </text:span><text:span text:style-name="T2">Abraham</text:span><text:span text:style-name="T12"> and to his seed. He does not say, “And to seeds,” as referring to many, but rather to one, “And TO </text:span><text:span text:style-name="T2">YOUR SEED</text:span><text:span text:style-name="T12">,” that is, </text:span><text:span text:style-name="T2">Christ</text:span><text:span text:style-name="T12">.</text:span><text:span text:style-name="T1">"</text:span></text:p>
              </text:list-item>
              <text:list-item>
                <text:p><text:span text:style-name="T2">Israel</text:span><text:span text:style-name="T1"> is the </text:span><text:span text:style-name="T2">seed of Abraham</text:span><text:span text:style-name="T1"> and </text:span><text:span text:style-name="T2">so is Christ</text:span><text:span text:style-name="T1"> of whom the promises were applied 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Israel's titles applied to Christ</text:span>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Servant of Yahweh</text:span></text:p>
              </text:list-item>
              <text:list-item>
                <text:p><text:span text:style-name="T5">Yahweh's Firstborn</text:span></text:p>
              </text:list-item>
              <text:list-item>
                <text:p><text:span text:style-name="T5">Abraham's Seed</text:span></text:p>
              </text:list-item>
              <text:list-item>
                <text:p><text:span text:style-name="T2">The V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4" draw:text-style-name="P5" draw:layer="layout" svg:width="25.199cm" svg:height="3.506cm" svg:x="1.4cm" svg:y="0.837cm" presentation:class="title">
          <draw:text-box>
            <text:p><text:span text:style-name="T11">Israel - The Vine</text:span><text:span text:style-name="T11"><text:tab/>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1">Isaiah 5:1-2, 7</text:span><text:span text:style-name="T1"><text:line-break/></text:span><text:span text:style-name="T12">My well-beloved has a </text:span><text:span text:style-name="T2">vineyard</text:span><text:span text:style-name="T12"><text:line-break/></text:span><text:span text:style-name="T12">On a very fruitful hill.</text:span><text:span text:style-name="T12"><text:line-break/></text:span><text:span text:style-name="T12">He dug it up and cleared out its stones,</text:span><text:span text:style-name="T12"><text:line-break/></text:span><text:span text:style-name="T12">And planted it with the choicest vine...</text:span><text:span text:style-name="T12"><text:line-break/></text:span><text:span text:style-name="T12">For </text:span><text:span text:style-name="T2">the vineyard </text:span><text:span text:style-name="T12">of the </text:span><text:span text:style-name="T2">Lord of hosts </text:span><text:span text:style-name="T7">is</text:span><text:span text:style-name="T12"> the house of </text:span><text:span text:style-name="T7">Israel</text:span><text:span text:style-name="T12">,</text:span><text:span text:style-name="T12"><text:line-break/></text:span><text:span text:style-name="T12">And the men of Judah are His pleasant plant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The Vine</text:span></text:p>
          </draw:text-box>
        </draw:frame>
        <draw:frame presentation:style-name="pr19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<text:span text:style-name="T1">John 15:1</text:span><text:line-break/><text:span text:style-name="T1">"</text:span><text:span text:style-name="T12">I am the </text:span><text:span text:style-name="T2">true vine</text:span><text:span text:style-name="T1">..."</text:span></text:p>
              </text:list-item>
              <text:list-item>
                <text:p><text:span text:style-name="T7">Jesus</text:span><text:span text:style-name="T1"> calls Himself the </text:span><text:span text:style-name="T7">true vine</text:span><text:span text:style-name="T1">.</text:span></text:p>
              </text:list-item>
              <text:list-item>
                <text:p><text:span text:style-name="T1">Israel was called God's vine in the old testament.</text:span></text:p>
              </text:list-item>
              <text:list-item>
                <text:p><text:span text:style-name="T1">By extension, Jesus is the</text:span><text:span text:style-name="T1"><text:line-break/></text:span><text:span text:style-name="T7">true Israel</text:span></text:p>
              </text:list-item>
              <text:list-item>
                <text:p><text:span text:style-name="T5">If you are </text:span><text:span text:style-name="T18">in Christ</text:span><text:span text:style-name="T5">, you are </text:span><text:span text:style-name="T18">part of</text:span><text:span text:style-name="T5"> the </text:span><text:span text:style-name="T5"><text:line-break/></text:span><text:span text:style-name="T7">true Israel</text:span><text:span text:style-name="T2"><text:line-break/></text:span><text:span text:style-name="T5">as the body of Chri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n that vine passage</text:p>
          </draw:text-box>
        </draw:frame>
        <draw:frame presentation:style-name="pr20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Jesus says that branches which do not produce fruit</text:p>
              </text:list-item>
              <text:list-item>
                <text:p>Are taken away (John 15:1)</text:p>
              </text:list-item>
              <text:list-item>
                <text:p>The <text:span text:style-name="T11">clean ones</text:span> are the ones that <text:span text:style-name="T11">bear fruit </text:span>(v3)</text:p>
              </text:list-item>
              <text:list-item>
                <text:p>v4 "<text:span text:style-name="T13">Abide in me, and I in you</text:span>"<text:line-break/>or else the branch cannot produce fruit</text:p>
              </text:list-item>
              <text:list-item>
                <text:p>v10 "<text:span text:style-name="T13">If you keep my commandments,</text:span><text:span text:style-name="T13"><text:line-break/></text:span><text:span text:style-name="T13">you will abide in My love</text:span>..."</text:p>
              </text:list-item>
              <text:list-item>
                <text:p>Branches in Christ produce fru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itles of Israel applied to those in Christ</text:p>
          </draw:text-box>
        </draw:frame>
        <draw:frame presentation:style-name="pr2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1 Corinthians 12:12</text:span><text:span text:style-name="T1"><text:line-break/></text:span><text:span text:style-name="T1">"</text:span><text:span text:style-name="T12">For even as the body is one and yet has </text:span><text:span text:style-name="T2">many members</text:span><text:span text:style-name="T12">, and all the members of the body, though they are many, are </text:span><text:span text:style-name="T2">one body</text:span><text:span text:style-name="T12">, so also is </text:span><text:span text:style-name="T2">Christ</text:span><text:span text:style-name="T12">.</text:span><text:span text:style-name="T1">"</text:span></text:p>
              </text:list-item>
              <text:list-item>
                <text:p><text:span text:style-name="T1">Christ is one body, made up of many members.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itles of Israel applied to those in Chris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Ephesians 1:22-23</text:span><text:line-break/><text:span text:style-name="T1">22. "</text:span><text:span text:style-name="T12">And HE PUT ALL THINGS IN SUBJECTION UNDER HIS FEET, and gave </text:span><text:span text:style-name="T2">Him</text:span><text:span text:style-name="T12"> as </text:span><text:span text:style-name="T2">head over</text:span><text:span text:style-name="T12"> all things to the </text:span><text:span text:style-name="T2">church</text:span><text:span text:style-name="T12">,</text:span><text:span text:style-name="T1">"</text:span><text:span text:style-name="T1"><text:line-break/></text:span><text:span text:style-name="T1">23. "</text:span><text:span text:style-name="T12">which is </text:span><text:span text:style-name="T2">His body</text:span><text:span text:style-name="T12">, the fullness of Him who fills all in all.</text:span><text:span text:style-name="T1">"</text:span></text:p>
              </text:list-item>
              <text:list-item>
                <text:p><text:span text:style-name="T1">Christ is head over the Church</text:span><text:span text:style-name="T1"><text:line-break/></text:span><text:span text:style-name="T1">which is His body.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Galatians 3:27-29</text:span></text:p>
          </draw:text-box>
        </draw:frame>
        <draw:frame presentation:style-name="pr21" draw:layer="layout" svg:width="25.199cm" svg:height="15.693cm" svg:x="1.4cm" svg:y="4.914cm" presentation:class="outline" presentation:user-transformed="true">
          <draw:text-box>
            <text:list text:style-name="L2">
              <text:list-header>
                <text:p><text:span text:style-name="T1">27. </text:span>"<text:span text:style-name="T13">For all of you who were </text:span><text:span text:style-name="T11">baptized in</text:span><text:span text:style-name="T13">to </text:span><text:span text:style-name="T11">Christ</text:span><text:span text:style-name="T13"> have clothed yourselves with Christ.</text:span>"<text:line-break/><text:span text:style-name="T1">28.</text:span> "<text:span text:style-name="T13">There is neither </text:span><text:span text:style-name="T11">Jew</text:span><text:span text:style-name="T13"> nor </text:span><text:span text:style-name="T11">Greek</text:span><text:span text:style-name="T13">, there is neither </text:span><text:span text:style-name="T11">slave</text:span><text:span text:style-name="T13"> nor </text:span><text:span text:style-name="T11">free</text:span><text:span text:style-name="T13"> man, there is no </text:span><text:span text:style-name="T11">male</text:span><text:span text:style-name="T13"> and </text:span><text:span text:style-name="T11">female</text:span><text:span text:style-name="T13">, for you are all </text:span><text:span text:style-name="T11">one in Christ Jesus</text:span><text:span text:style-name="T13">.</text:span>"<text:line-break/><text:span text:style-name="T1">29. </text:span>"<text:span text:style-name="T13">And</text:span><text:span text:style-name="T11"> if</text:span><text:span text:style-name="T13"> you [fn]</text:span><text:span text:style-name="T11">belong</text:span><text:span text:style-name="T13"> to </text:span><text:span text:style-name="T11">Christ</text:span><text:span text:style-name="T13">, </text:span><text:span text:style-name="T14">then</text:span><text:span text:style-name="T13"> you are </text:span><text:span text:style-name="T11">Abraham’s</text:span><text:span text:style-name="T13"> [fn]</text:span><text:span text:style-name="T11">seed</text:span><text:span text:style-name="T13">, </text:span><text:span text:style-name="T11">heirs</text:span><text:span text:style-name="T13"> according to </text:span><text:span text:style-name="T11">promise</text:span><text:span text:style-name="T13">.</text:span>"</text:p>
              </text:list-header>
              <text:list-item>
                <text:p><text:span text:style-name="T11">Regardless</text:span> of your physical <text:span text:style-name="T11">ancestry</text:span> or <text:span text:style-name="T11">economic status</text:span>, if you are <text:span text:style-name="T11">in Christ</text:span>, you are <text:span text:style-name="T11">Abraham's seed </text:span>and you get the Abrahamic <text:span text:style-name="T11">promi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itles of Israel applied to those in Chris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1">Abraham's seed</text:span></text:p>
              </text:list-item>
              <text:list-item>
                <text:p><text:span text:style-name="T4">Recall </text:span><text:span text:style-name="T11">Abraham's seed</text:span><text:span text:style-name="T4"><text:line-break/></text:span><text:span text:style-name="T4">was a term applied to </text:span><text:span text:style-name="T14">Israel</text:span><text:span text:style-name="T4"><text:line-break/></text:span><text:span text:style-name="T4">in the </text:span><text:span text:style-name="T11">Old Testament</text:span><text:span text:style-name="T4"><text:line-break/></text:span><text:span text:style-name="T4">and to </text:span><text:span text:style-name="T19">Christ</text:span><text:span text:style-name="T20"><text:line-break/></text:span><text:span text:style-name="T21">in the </text:span><text:span text:style-name="T22">New Testament</text:span></text:p>
              </text:list-item>
              <text:list-item>
                <text:p><text:span text:style-name="T4">Galatians applies </text:span><text:span text:style-name="T11">Abraham's seed </text:span><text:span text:style-name="T4"><text:line-break/></text:span><text:span text:style-name="T4">to those </text:span><text:span text:style-name="T11">in Christ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Titles of Israel applied to those in Christ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Abraham's seed</text:span></text:p>
              </text:list-item>
              <text:list-item>
                <text:p><text:span text:style-name="T2">Children of Go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itle of Israel applied to those in Christ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Hosea 1:10</text:span><text:span text:style-name="T1"><text:line-break/></text:span><text:span text:style-name="T1">"</text:span><text:span text:style-name="T12">And it shall come to pass in the place where it was said to them, </text:span><text:span text:style-name="T12"><text:line-break/></text:span><text:span text:style-name="T12">‘</text:span><text:span text:style-name="T2">You are not My people</text:span><text:span text:style-name="T12">,’ There it shall be said to them, </text:span><text:span text:style-name="T12"><text:line-break/></text:span><text:span text:style-name="T12">‘</text:span><text:span text:style-name="T2">You are sons of the living God</text:span><text:span text:style-name="T12">.’</text:span><text:span text:style-name="T1">"</text:span></text:p>
              </text:list-item>
              <text:list-item>
                <text:p><text:span text:style-name="T1">Quoted in </text:span><text:span text:style-name="T2">Romans 9:2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8" draw:text-style-name="P1" draw:layer="layout" svg:width="25.199cm" svg:height="16.693cm" svg:x="1.4cm" svg:y="4.914cm" presentation:class="outline" presentation:user-transformed="true">
          <draw:text-box>
            <text:list text:style-name="L2">
              <text:list-item>
                <text:p><text:span text:style-name="T1">Romans 9:8</text:span><text:span text:style-name="T1"><text:line-break/></text:span><text:span text:style-name="T1">"</text:span><text:span text:style-name="T12">That is, those who are the </text:span><text:span text:style-name="T2">children of the </text:span><text:span text:style-name="T7">flesh</text:span><text:span text:style-name="T12">, these are </text:span><text:span text:style-name="T7">not</text:span><text:span text:style-name="T12"> the </text:span><text:span text:style-name="T7">children</text:span><text:span text:style-name="T2"> of God</text:span><text:span text:style-name="T12">; but</text:span><text:span text:style-name="T12"><text:line-break/></text:span><text:span text:style-name="T2">the children of the promise</text:span><text:span text:style-name="T12"> </text:span><text:span text:style-name="T2">are</text:span><text:span text:style-name="T12"> counted as the </text:span><text:span text:style-name="T2">seed</text:span><text:span text:style-name="T12">.</text:span><text:span text:style-name="T1">"</text:span></text:p>
              </text:list-item>
              <text:list-item>
                <text:p><text:span text:style-name="T1">Galatians 4:28</text:span><text:span text:style-name="T1"><text:line-break/></text:span><text:span text:style-name="T1">Now we, brethren, as Isaac was, are children of promise.</text:span></text:p>
              </text:list-item>
              <text:list-item>
                <text:p><text:span text:style-name="T1">Romans 8:16</text:span><text:span text:style-name="T1"><text:line-break/></text:span><text:span text:style-name="T1">The Spirit Himself bears witness with our spirit that we are children of God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1 John 3:1-2</text:span><text:span text:style-name="T1"><text:line-break/></text:span><text:span text:style-name="T12">Behold what manner of love the Father has bestowed on us, that we should be</text:span><text:span text:style-name="T12"><text:line-break/></text:span><text:span text:style-name="T12">called children of God…Beloved, now we are </text:span><text:span text:style-name="T2">children of God</text:span><text:span text:style-name="T1">…</text:span></text:p>
              </text:list-item>
              <text:list-item>
                <text:p><text:span text:style-name="T1">V24 "</text:span><text:span text:style-name="T12">And the one who keeps His commandments abides in Him, and He in him. We know by this that He abides in us, by the Spirit whom He gave us.</text:span><text:span text:style-name="T1">"</text:span><text:span text:style-name="T1"><text:line-break/></text:span><text:span text:style-name="T9">(Jesus said this with the vine passag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Titles of Israel applied to those in Christ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Abraham's seed</text:span></text:p>
              </text:list-item>
              <text:list-item>
                <text:p><text:span text:style-name="T5">Children of God</text:span></text:p>
              </text:list-item>
              <text:list-item>
                <text:p><text:span text:style-name="T2">The circumci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5" draw:text-style-name="P1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><text:span text:style-name="T1">Phillipians 3:2-3</text:span><text:span text:style-name="T1"><text:line-break/></text:span><text:span text:style-name="T8">*</text:span><text:span text:style-name="T1">2. "</text:span><text:span text:style-name="T12">Beware of the dogs! Beware of the evil workers! </text:span><text:span text:style-name="T2">Beware of the </text:span><text:span text:style-name="T12">[fn]</text:span><text:span text:style-name="T2">mutilation</text:span><text:span text:style-name="T12">!</text:span><text:span text:style-name="T1">"</text:span><text:span text:style-name="T1"><text:line-break/></text:span><text:span text:style-name="T1">3. "</text:span><text:span text:style-name="T12">For </text:span><text:span text:style-name="T2">we are the</text:span><text:span text:style-name="T12"> [fn]</text:span><text:span text:style-name="T2">circumcision</text:span><text:span text:style-name="T12">, who worship [fn]</text:span><text:span text:style-name="T23">in the Spirit</text:span><text:span text:style-name="T12"> of God and boast </text:span><text:span text:style-name="T2">in Christ</text:span><text:span text:style-name="T12"> Jesus and put no confidence in the flesh</text:span><text:span text:style-name="T5">...</text:span><text:span text:style-name="T1">"</text:span></text:p>
              </text:list-item>
              <text:list-item>
                <text:p><text:span text:style-name="T1">Was written to a large Gentile Church body with few ethnic Jews in it.</text:span></text:p>
              </text:list-item>
              <text:list-item>
                <text:p><text:span text:style-name="T1">Many times in the New Testament, ethnic Jews were called "</text:span><text:span text:style-name="T2">the circumcision</text:span><text:span text:style-name="T1">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*Beware of the mutilation</text:p>
              <text:p>-Is telling the Phillipian church body to not fall into the trap of thinking they have to follow Judaism and become physically circumcised to follow the law for salvation</text:p>
              <text:p>-Instead, Paul wants them to be spiritually circumcised in the Spirit</text:p>
              <text:p>-Paul telling ethnic Jews not to get circumcised would be a non-sense intepretation of this passage. </text:p>
              <text:p>We already know they would circumcised.</text:p>
              <text:p>-</text:p>
              <text:p>Hence Paul is calling Gentile Christians<text:line-break/>"the circumcision" in the spirit of God.</text:p>
              <text:p/>
              <text:p>Jesus said His worshipers would worship Him in Spirit and in truth, and not at a central location.</text:p>
            </draw:text-box>
          </draw:frame>
        </presentation:notes>
      </draw:page>
      <draw:page draw:name="page6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<text:span text:style-name="T2">Titles of Israel</text:span><text:span text:style-name="T1"> applied </text:span><text:span text:style-name="T1"><text:line-break/></text:span><text:span text:style-name="T1">to those </text:span><text:span text:style-name="T2">in Christ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p><text:span text:style-name="T2">Titles of Israel</text:span><text:span text:style-name="T5"> applied </text:span><text:span text:style-name="T5"><text:line-break/></text:span><text:span text:style-name="T5">to those </text:span><text:span text:style-name="T2">in Chr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draw:frame presentation:style-name="pr4" draw:text-style-name="P5" draw:layer="layout" svg:width="25.199cm" svg:height="3.506cm" svg:x="1.4cm" svg:y="0.837cm" presentation:class="title">
          <draw:text-box>
            <text:p><text:span text:style-name="T11">Jews inwardly</text:span></text:p>
          </draw:text-box>
        </draw:frame>
        <draw:frame presentation:style-name="pr17" draw:layer="layout" svg:width="25.199cm" svg:height="14.427cm" svg:x="1.4cm" svg:y="4.914cm" presentation:class="outline" presentation:user-transformed="true">
          <draw:text-box>
            <text:list text:style-name="L2">
              <text:list-item>
                <text:p><text:span text:style-name="T1">Romans 2:28-29</text:span><text:line-break/><text:span text:style-name="T1">28.</text:span> "<text:span text:style-name="T13">For he is not a Jew who is one outwardly, nor is circumcision that which is outward in the flesh.</text:span>"<text:line-break/><text:span text:style-name="T1">29. </text:span>"<text:span text:style-name="T13">But </text:span><text:span text:style-name="T11">he is a Jew</text:span><text:span text:style-name="T13"> who is one </text:span><text:span text:style-name="T11">inwardly</text:span><text:span text:style-name="T13">; and </text:span><text:span text:style-name="T11">circumcision</text:span><text:span text:style-name="T13"> is that which is </text:span><text:span text:style-name="T11">of the heart</text:span><text:span text:style-name="T13">, </text:span><text:span text:style-name="T19">by the Spirit</text:span><text:span text:style-name="T13">, not by the letter; and his praise is not from men, but from God.</text:span>"</text:p>
              </text:list-item>
              <text:list-item>
                <text:p>This applies to the <text:span text:style-name="T11">faithful remnant</text:span> of <text:span text:style-name="T11">Jews</text:span><text:line-break/>but <text:span text:style-name="T11">also</text:span> to the circumsion <text:span text:style-name="T19">by the Spirit</text:span> that Paul called the Phillipian Gentiles (Phil 3:2-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2">Titles of Israel</text:span><text:span text:style-name="T1"> applied </text:span><text:span text:style-name="T1"><text:line-break/></text:span><text:span text:style-name="T1">to those </text:span><text:span text:style-name="T2">in Christ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Abraham's seed</text:span></text:p>
              </text:list-item>
              <text:list-item>
                <text:p><text:span text:style-name="T5">The circumcision</text:span></text:p>
              </text:list-item>
              <text:list-item>
                <text:p><text:span text:style-name="T5">Jews inwardly</text:span></text:p>
              </text:list-item>
              <text:list-item>
                <text:p><text:span text:style-name="T2">A kingdom of priests and a holy n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draw:frame presentation:style-name="pr4" draw:text-style-name="P7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A kingdom of priests </text:span><text:span text:style-name="T5"><text:line-break/></text:span><text:span text:style-name="T5">and a holy nation</text:span></text:p>
              </text:list-header>
            </text:list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Exodus 19:6</text:span><text:line-break/>"<text:span text:style-name="T13">and you shall be to Me </text:span><text:span text:style-name="T11">a kingdom of priests and a holy nation</text:span><text:span text:style-name="T13">.’ These are the words that you shall speak to the sons of Israel.”</text:span>"</text:p>
              </text:list-item>
              <text:list-item>
                <text:p><text:span text:style-name="T1">1 Peter 2:9</text:span><text:line-break/>"<text:span text:style-name="T11">But you are A CHOSEN FAMILY, A royal PRIESTHOOD, A HOLY NATION</text:span><text:span text:style-name="T4">...</text:span>"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itles of Israel applied to those in Christ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Abraham's seed</text:span></text:p>
              </text:list-item>
              <text:list-item>
                <text:p><text:span text:style-name="T5">The circumcision</text:span></text:p>
              </text:list-item>
              <text:list-item>
                <text:p><text:span text:style-name="T5">Jews inwardly</text:span></text:p>
              </text:list-item>
              <text:list-item>
                <text:p><text:span text:style-name="T5">A kingdom of priests and a holy nation</text:span></text:p>
              </text:list-item>
              <text:list-item>
                <text:p><text:span text:style-name="T2">The olive tree-Israel of Go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But first – some context</text:p>
          </draw:text-box>
        </draw:frame>
        <draw:frame presentation:style-name="pr22" draw:layer="layout" svg:width="25.199cm" svg:height="15.193cm" svg:x="1.5cm" svg:y="5cm" presentation:class="outline" presentation:user-transformed="true">
          <draw:text-box>
            <text:p><text:span text:style-name="T24">Psalm 52:8</text:span><text:span text:style-name="T25"><text:line-break/></text:span><text:span text:style-name="T25">David says "</text:span><text:span text:style-name="T26">I am like a green </text:span><text:span text:style-name="T27">olive tree</text:span><text:span text:style-name="T26"> in the house of God</text:span><text:span text:style-name="T25">"</text:span><text:span text:style-name="T25"><text:line-break/></text:span><text:span text:style-name="T28">Hosea 14:6</text:span><text:span text:style-name="T29"><text:line-break/></text:span><text:span text:style-name="T25">talks about faithful Israel being "</text:span><text:span text:style-name="T26">like the </text:span><text:span text:style-name="T27">olive tree</text:span><text:span text:style-name="T25">"</text:span><text:span text:style-name="T25"><text:line-break/></text:span><text:span text:style-name="T28">Jeremiah 11:16</text:span><text:span text:style-name="T28"><text:line-break/></text:span><text:span text:style-name="T28">“</text:span><text:span text:style-name="T30">The Lord called your name, Green </text:span><text:span text:style-name="T31">Olive Tree</text:span><text:span text:style-name="T30">, Lovely and of Good Fruit.</text:span><text:span text:style-name="T30"><text:line-break/></text:span><text:span text:style-name="T30">With the noise of a great tumult He has kindled fire on it, and its </text:span><text:span text:style-name="T31">branches</text:span><text:span text:style-name="T30"> are </text:span><text:span text:style-name="T31">broken</text:span><text:span text:style-name="T30">.</text:span><text:span text:style-name="T28">”</text:span><text:span text:style-name="T25"><text:line-break/>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3" draw:text-style-name="P1" draw:layer="layout" svg:width="25.199cm" svg:height="16.459cm" svg:x="1.301cm" svg:y="4.041cm" presentation:class="outline" presentation:user-transformed="true">
          <draw:text-box>
            <text:list text:style-name="L2">
              <text:list-item>
                <text:p><text:span text:style-name="T1">Romans 11:16-20</text:span><text:span text:style-name="T1"><text:line-break/></text:span><text:span text:style-name="T1">16. "</text:span><text:span text:style-name="T12">And if the first piece [of dough] is holy, the lump is also; and if the root is holy, the branches are too.</text:span><text:span text:style-name="T1">"</text:span><text:span text:style-name="T1"><text:line-break/></text:span><text:span text:style-name="T1">17. "</text:span><text:span text:style-name="T12">But if </text:span><text:span text:style-name="T2">some</text:span><text:span text:style-name="T12"> of the </text:span><text:span text:style-name="T2">branches</text:span><text:span text:style-name="T12"> were </text:span><text:span text:style-name="T2">broken off</text:span><text:span text:style-name="T12">, and you, being </text:span><text:span text:style-name="T2">a wild olive</text:span><text:span text:style-name="T12">, were </text:span><text:span text:style-name="T2">grafted in</text:span><text:span text:style-name="T12"> among them and </text:span><text:span text:style-name="T2">became</text:span><text:span text:style-name="T12"> a </text:span><text:span text:style-name="T2">partaker</text:span><text:span text:style-name="T12"> with them of the rich </text:span><text:span text:style-name="T2">root</text:span><text:span text:style-name="T12"> of </text:span><text:span text:style-name="T12"><text:line-break/></text:span><text:span text:style-name="T7">the</text:span><text:span text:style-name="T2"> olive tree</text:span><text:span text:style-name="T12">,</text:span><text:span text:style-name="T1">"</text:span><text:span text:style-name="T1"><text:line-break/></text:span><text:span text:style-name="T1">18. "</text:span><text:span text:style-name="T12">do not boast against the branches. But if you do boast against [them], [remember that] it is not you who supports the root, but </text:span><text:span text:style-name="T7">the root</text:span><text:span text:style-name="T2"> </text:span><text:span text:style-name="T12">[supports] you.</text:span><text:span text:style-name="T1">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ntinued...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19. "</text:span><text:span text:style-name="T12">You will say then, "</text:span><text:span text:style-name="T2">Branches</text:span><text:span text:style-name="T12"> were </text:span><text:span text:style-name="T2">broken off </text:span><text:span text:style-name="T12">so that I might be </text:span><text:span text:style-name="T2">grafted in</text:span><text:span text:style-name="T12">."</text:span><text:span text:style-name="T1">"</text:span></text:p>
              </text:list-item>
              <text:list-item>
                <text:p><text:span text:style-name="T1">20. "</text:span><text:span text:style-name="T12">Quite right! They were broken off for their unbelief, but you stand by your faith. Do not be haughty, but fear,</text:span><text:span text:style-name="T1">"</text:span></text:p>
              </text:list-item>
              <text:list-item>
                <text:p><text:span text:style-name="T33">Questions (next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Romans 11:1-24 questions</text:span></text:p>
          </draw:text-box>
        </draw:frame>
        <draw:frame presentation:style-name="pr24" draw:text-style-name="P1" draw:layer="layout" svg:width="25.199cm" svg:height="14.937cm" svg:x="1.4cm" svg:y="4.914cm" presentation:class="outline" presentation:user-transformed="true">
          <draw:text-box>
            <text:list text:style-name="L2">
              <text:list-item>
                <text:p><text:span text:style-name="T2">How many</text:span><text:span text:style-name="T1"> olive </text:span><text:span text:style-name="T2">trees</text:span><text:span text:style-name="T1"> does God have in the analogy Paul gives us?</text:span></text:p>
              </text:list-item>
              <text:list-item>
                <text:p><text:span text:style-name="T2">How many</text:span><text:span text:style-name="T1"> branches did God </text:span><text:span text:style-name="T2">chop off</text:span><text:span text:style-name="T1">?</text:span></text:p>
              </text:list-item>
              <text:list-item>
                <text:p><text:span text:style-name="T2">Did</text:span><text:span text:style-name="T1"> God </text:span><text:span text:style-name="T2">ever</text:span><text:span text:style-name="T1"> chop off branches </text:span><text:span text:style-name="T2">in</text:span><text:span text:style-name="T1"> the </text:span><text:span text:style-name="T2">past</text:span><text:span text:style-name="T1">?</text:span></text:p>
              </text:list-item>
              <text:list-item>
                <text:p><text:span text:style-name="T2">What kind</text:span><text:span text:style-name="T1"> of branches get </text:span><text:span text:style-name="T2">chopped off</text:span><text:span text:style-name="T1">?</text:span></text:p>
              </text:list-item>
              <text:list-item>
                <text:p><text:span text:style-name="T1">Did the </text:span><text:span text:style-name="T2">tree</text:span><text:span text:style-name="T1"> get </text:span><text:span text:style-name="T2">chopped down?</text:span></text:p>
              </text:list-item>
              <text:list-item>
                <text:p><text:span text:style-name="T1">Is there a </text:span><text:span text:style-name="T2">2</text:span><text:span text:style-name="T34">nd</text:span><text:span text:style-name="T2"> tree</text:span><text:span text:style-name="T1"> </text:span><text:span text:style-name="T2">planted</text:span><text:span text:style-name="T1"> </text:span><text:span text:style-name="T2">with it?</text:span></text:p>
              </text:list-item>
              <text:list-item>
                <text:p><text:span text:style-name="T2">Whose tree</text:span><text:span text:style-name="T1"> is it?</text:span></text:p>
              </text:list-item>
              <text:list-item>
                <text:p><text:span text:style-name="T2">Whose people</text:span><text:span text:style-name="T1"> is i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5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p><text:span text:style-name="T35">What kind of branches get chopped off?</text:span><text:span text:style-name="T35"><text:line-break/></text:span><text:span text:style-name="T35">Ones that do not produce fruit</text:span></text:p>
                </text:list-item>
              </text:list>
            </draw:text-box>
          </draw:frame>
        </presentation:notes>
      </draw:page>
      <draw:page draw:name="page7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<text:span text:style-name="T11">Promises</text:span> applied to <text:span text:style-name="T11">Israel</text:span><text:line-break/>made to <text:span text:style-name="T11">Gentile Christians</text:span></text:p>
          </draw:text-box>
        </draw:frame>
        <draw:frame presentation:style-name="pr26" draw:text-style-name="P1" draw:layer="layout" svg:width="26.699cm" svg:height="16.959cm" svg:x="0.801cm" svg:y="4.541cm" presentation:class="outline" presentation:user-transformed="true">
          <draw:text-box>
            <text:list text:style-name="L2">
              <text:list-item>
                <text:p><text:span text:style-name="T1">Jeremiah 31:33</text:span><text:span text:style-name="T1"><text:line-break/></text:span><text:span text:style-name="T1">"</text:span><text:span text:style-name="T12">“But this is the </text:span><text:span text:style-name="T2">covenant</text:span><text:span text:style-name="T12"> which I will cut with the house of </text:span><text:span text:style-name="T2">Israel</text:span><text:span text:style-name="T12"> after those days,” declares Yahweh: “I will put </text:span><text:span text:style-name="T2">My law</text:span><text:span text:style-name="T12"> within them, and </text:span><text:span text:style-name="T2">on their heart</text:span><text:span text:style-name="T12"> I will write it; and I will be their God, and they shall be My people.</text:span><text:span text:style-name="T1">"</text:span></text:p>
              </text:list-item>
              <text:list-item>
                <text:p><text:span text:style-name="T1">2 Corinthians 3:3</text:span><text:span text:style-name="T1"><text:line-break/></text:span><text:span text:style-name="T1">"</text:span><text:span text:style-name="T23">being manifested</text:span><text:span text:style-name="T12"> that you are </text:span><text:span text:style-name="T2">a letter of Christ</text:span><text:span text:style-name="T12">, ministered to by us, having been written not with ink but with the Spirit of the living God, not on tablets of stone but </text:span><text:span text:style-name="T2">on tablets of hearts of flesh</text:span><text:span text:style-name="T12">.</text:span><text:span text:style-name="T1">" (</text:span><text:span text:style-name="T8">present reality</text:span><text:span text:style-name="T1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draw:frame presentation:style-name="pr4" draw:layer="layout" svg:width="25.199cm" svg:height="3.506cm" svg:x="1.301cm" svg:y="0.3cm" presentation:class="title" presentation:user-transformed="true">
          <draw:text-box>
            <text:p>Promises applied to Israel<text:line-break/>made to Gentile Christians</text:p>
          </draw:text-box>
        </draw:frame>
        <draw:frame presentation:style-name="pr27" draw:text-style-name="P1" draw:layer="layout" svg:width="28cm" svg:height="18.991cm" svg:x="0cm" svg:y="4.041cm" presentation:class="outline" presentation:user-transformed="true">
          <draw:text-box>
            <text:list text:style-name="L2">
              <text:list-item>
                <text:p><text:span text:style-name="T1">Ephesians 2:12-13,18-19</text:span><text:span text:style-name="T1"><text:line-break/></text:span><text:span text:style-name="T1">12. "</text:span><text:span text:style-name="T12">remember that </text:span><text:span text:style-name="T2">you were</text:span><text:span text:style-name="T12"> at that time without Christ, </text:span><text:span text:style-name="T7">alienated</text:span><text:span text:style-name="T12"> </text:span><text:span text:style-name="T2">from</text:span><text:span text:style-name="T12"> the </text:span><text:span text:style-name="T7">citizenship of Israel</text:span><text:span text:style-name="T12">, and </text:span><text:span text:style-name="T7">strangers</text:span><text:span text:style-name="T12"> to the </text:span><text:span text:style-name="T7">covenants of promise</text:span><text:span text:style-name="T12">, having no hope and </text:span><text:span text:style-name="T2">without God</text:span><text:span text:style-name="T12"> in the world.</text:span><text:span text:style-name="T1">"</text:span><text:span text:style-name="T1"><text:line-break/></text:span><text:span text:style-name="T1">13. "</text:span><text:span text:style-name="T12">But </text:span><text:span text:style-name="T2">now in Christ</text:span><text:span text:style-name="T12"> Jesus you who formerly were far off [fn]have been brought near by the blood of Christ.</text:span><text:span text:style-name="T1">"</text:span><text:span text:style-name="T1"><text:line-break/></text:span><text:span text:style-name="T1">18. "</text:span><text:span text:style-name="T12">for through Him </text:span><text:span text:style-name="T2">we </text:span><text:span text:style-name="T7">both</text:span><text:span text:style-name="T12"> have our </text:span><text:span text:style-name="T2">access</text:span><text:span text:style-name="T12"> in </text:span><text:span text:style-name="T7">one</text:span><text:span text:style-name="T2"> Spirit</text:span><text:span text:style-name="T12"> to the </text:span><text:span text:style-name="T2">Father</text:span><text:span text:style-name="T12">.</text:span><text:span text:style-name="T1">"</text:span><text:span text:style-name="T1"><text:line-break/></text:span><text:span text:style-name="T1">19. "</text:span><text:span text:style-name="T12">So then you are </text:span><text:span text:style-name="T2">no longer strangers</text:span><text:span text:style-name="T12"> and sojourners, but you are </text:span><text:span text:style-name="T2">fellow citizens</text:span><text:span text:style-name="T12"> with the [fn]</text:span><text:span text:style-name="T2">saints</text:span><text:span text:style-name="T12">, and </text:span><text:span text:style-name="T2">are</text:span><text:span text:style-name="T12"> of </text:span><text:span text:style-name="T2">God’s household</text:span><text:span text:style-name="T12">,</text:span><text:span text:style-name="T1">"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<text:span text:style-name="T35">Who was alienated from the citizenship of Israel?</text:span></text:p>
              <text:p><text:span text:style-name="T35">-Gentiles Christians</text:span></text:p>
              <text:p><text:span text:style-name="T35"/></text:p>
              <text:p><text:span text:style-name="T35">Who were strangers to the covenants of promise?</text:span></text:p>
              <text:p><text:span text:style-name="T35">-Gentile Christians</text:span></text:p>
              <text:p><text:span text:style-name="T35"/></text:p>
              <text:p><text:span text:style-name="T35">Who is the both?</text:span></text:p>
              <text:p><text:span text:style-name="T35">-Jew and Gentile peoples of God</text:span></text:p>
            </draw:text-box>
          </draw:frame>
        </presentation:notes>
      </draw:page>
      <draw:page draw:name="page72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Summary:</text:span></text:p>
          </draw:text-box>
        </draw:frame>
        <draw:frame presentation:style-name="pr2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36"><text:s/></text:span><text:span text:style-name="T36">Israel is a term with a variety of meanigns in the scripture.</text:span></text:p>
              </text:list-item>
              <text:list-item>
                <text:p><text:span text:style-name="T36">Titles that belonged to OT Israel are applied in the NT to Christ, of whom Israel was a type/foreshadow of</text:span></text:p>
              </text:list-item>
              <text:list-item>
                <text:p><text:span text:style-name="T36">Those </text:span><text:span text:style-name="T37">in Christ</text:span><text:span text:style-name="T36"> are </text:span><text:span text:style-name="T37">His body</text:span><text:span text:style-name="T36"> and share in </text:span><text:span text:style-name="T37">His identity</text:span><text:span text:style-name="T36">, and so all </text:span><text:span text:style-name="T37">in Christ</text:span><text:span text:style-name="T36"> share in the </text:span><text:span text:style-name="T37">titles</text:span><text:span text:style-name="T36"> that belonged to Old Testament Israel in several w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pplication</text:span></text:p>
          </draw:text-box>
        </draw:frame>
        <draw:frame presentation:style-name="pr15" draw:text-style-name="P1" draw:layer="layout" svg:width="25.199cm" svg:height="14.927cm" svg:x="1.5cm" svg:y="4.307cm" presentation:class="outline" presentation:user-transformed="true">
          <draw:text-box>
            <text:list text:style-name="L2">
              <text:list-item>
                <text:p><text:span text:style-name="T2">When</text:span><text:span text:style-name="T1"> we read </text:span><text:span text:style-name="T2">OT passages</text:span><text:span text:style-name="T1"> which are </text:span><text:span text:style-name="T1"><text:line-break/></text:span><text:span text:style-name="T8">in our past</text:span><text:span text:style-name="T1"> and see "</text:span><text:span text:style-name="T2">Israel</text:span><text:span text:style-name="T1">",</text:span><text:span text:style-name="T1"><text:line-break/></text:span><text:span text:style-name="T1">the </text:span><text:span text:style-name="T2">NT</text:span><text:span text:style-name="T1"> people of God did </text:span><text:span text:style-name="T2">not yet exist</text:span><text:span text:style-name="T1">. </text:span><text:span text:style-name="T1"><text:line-break/></text:span><text:span text:style-name="T1">(ie. When the Hebrews crossed the Red Sea)</text:span></text:p>
              </text:list-item>
              <text:list-item>
                <text:p><text:span text:style-name="T2">When</text:span><text:span text:style-name="T1"> we read </text:span><text:span text:style-name="T2">OT passages</text:span><text:span text:style-name="T1"> which are </text:span><text:span text:style-name="T1"><text:line-break/></text:span><text:span text:style-name="T8">future to us</text:span><text:span text:style-name="T1">,</text:span><text:span text:style-name="T1"><text:line-break/></text:span><text:span text:style-name="T1">do we presuppose "</text:span><text:span text:style-name="T2">Israel</text:span><text:span text:style-name="T1">" includes</text:span><text:span text:style-name="T1"><text:line-break/></text:span><text:span text:style-name="T2">all</text:span><text:span text:style-name="T1"> of the </text:span><text:span text:style-name="T2">people of God</text:span><text:span text:style-name="T1"><text:line-break/></text:span><text:span text:style-name="T2">or only</text:span><text:span text:style-name="T1"> the </text:span><text:span text:style-name="T2">OT</text:span><text:span text:style-name="T1"> </text:span><text:span text:style-name="T2">people of God</text:span><text:span text:style-name="T1">.</text:span></text:p>
              </text:list-item>
              <text:list-item>
                <text:p><text:span text:style-name="T1">What about passages which are </text:span><text:span text:style-name="T8">past and present</text:span><text:span text:style-name="T1">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Quick question – then challenge questio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What is the Church</text:p>
              </text:list-item>
              <text:list-item>
                <text:p>Objection 1</text:p>
              </text:list-item>
              <text:list-item>
                <text:p>Objection 2</text:p>
              </text:list-item>
              <text:list-item>
                <text:p>Objection 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hat is the Church?</text:p>
          </draw:text-box>
        </draw:frame>
        <draw:frame presentation:style-name="pr11" draw:layer="layout" svg:width="27cm" svg:height="16.427cm" svg:x="0.5cm" svg:y="4.914cm" presentation:class="outline" presentation:user-transformed="true">
          <draw:text-box>
            <text:list text:style-name="L2">
              <text:list-item>
                <text:p>Greek: ekklesia</text:p>
              </text:list-item>
              <text:list-item>
                <text:p>Ekklesia is literally: a gathering of people</text:p>
              </text:list-item>
              <text:list-item>
                <text:p>There are ungodly gatherings<text:line-break/>an godly gatherings of people<text:line-break/>in both OT and NT</text:p>
              </text:list-item>
              <text:list-item>
                <text:p>You must use context to determine which is spoken of</text:p>
              </text:list-item>
              <text:list-item>
                <text:p>"Church" is merely an easy description to refer to "the people of God" as much as "true Israel" is</text:p>
              </text:list-item>
              <text:list-item>
                <text:p>Romans 11's "Olive tree" refers to the same gro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bjection 1</text:p>
          </draw:text-box>
        </draw:frame>
        <draw:frame presentation:style-name="pr28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>The Church is never called Israel in scripture</text:p>
              </text:list-item>
              <text:list-item>
                <text:p>Can we be consistent with that hermeneutic?</text:p>
              </text:list-item>
              <text:list-item>
                <text:p>Does the Trinity now no longer exist?</text:p>
              </text:list-item>
              <text:list-item>
                <text:p/>
              </text:list-item>
              <text:list-item>
                <text:p>Who does the scripture say who the people of God are?</text:p>
              </text:list-item>
              <text:list-item>
                <text:p>How many peoples of God are there?</text:p>
              </text:list-item>
              <text:list-item>
                <text:p>How many bodies does Christ have?</text:p>
              </text:list-item>
              <text:list-item>
                <text:p>How many kingdom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draw:frame presentation:style-name="pr4" draw:layer="layout" svg:width="25.199cm" svg:height="3.506cm" svg:x="1.301cm" svg:y="-0.006cm" presentation:class="title" presentation:user-transformed="true">
          <draw:text-box>
            <text:p>Objection 2 (internet question)</text:p>
          </draw:text-box>
        </draw:frame>
        <draw:frame presentation:style-name="pr29" draw:layer="layout" svg:width="27cm" svg:height="28.555cm" svg:x="0.5cm" svg:y="2.944cm" presentation:class="outline" presentation:user-transformed="true">
          <draw:text-box>
            <text:list text:style-name="L2">
              <text:list-item>
                <text:p>if <text:span text:style-name="T11">Israel</text:span> and the <text:span text:style-name="T11">church</text:span> are <text:span text:style-name="T11">synonymous</text:span>, how do you explain Romans 11:11</text:p>
              </text:list-item>
              <text:list-item>
                <text:p>“I say then, Have <text:span text:style-name="T11">they stumbled</text:span> that they should fall? God forbid: but rather through their fall salvation is come unto <text:span text:style-name="T11">the Gentiles</text:span>, for to provoke <text:span text:style-name="T11">them</text:span> to jealousy.”<text:line-break/>Who is provoking who? </text:p>
              </text:list-item>
              <text:list-item>
                <text:p>What is the distinction between Israel and the Gentiles?<text:line-break/>Why would God use Gentiles or unbelievers to provoke Israel, who is already made up of believers or the Chur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bjection 2 Response</text:p>
          </draw:text-box>
        </draw:frame>
        <draw:frame presentation:style-name="pr30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>As we saw, <text:span text:style-name="T11">Israel</text:span> is used in <text:span text:style-name="T11">different ways</text:span></text:p>
              </text:list-item>
              <text:list-item>
                <text:p>Unbelieving Israel stumbled.<text:line-break/>The Gentiles will have a lot of converts.<text:line-break/>Then the pendulum will swing the other way<text:line-break/>and a mass of unbelieving ethnic Israel <text:line-break/>will become Christians.</text:p>
              </text:list-item>
              <text:list-item>
                <text:p>If "Israel always means Israel",<text:line-break/>we ignore that "Israel" is not always used to<text:line-break/>refer to saved people,<text:line-break/>just like "<text:span text:style-name="T11">ekklesia</text:span>" does <text:span text:style-name="T11">not always </text:span>refer to <text:span text:style-name="T11">saved peo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bjection 2 Response follow-up</text:p>
          </draw:text-box>
        </draw:frame>
        <draw:frame presentation:style-name="pr13" draw:layer="layout" svg:width="25.199cm" svg:height="15.927cm" svg:x="1.301cm" svg:y="4cm" presentation:class="outline" presentation:user-transformed="true">
          <draw:text-box>
            <text:list text:style-name="L2">
              <text:list-item>
                <text:p>The <text:span text:style-name="T11">Church</text:span>, the <text:span text:style-name="T11">people of God</text:span> is <text:span text:style-name="T11">not</text:span> an <text:span text:style-name="T11">institution</text:span>.<text:line-break/>Roman Catholics and Eastern Orthodox<text:line-break/>are institutions which claim they are the Church.</text:p>
              </text:list-item>
              <text:list-item>
                <text:p>The Church is the people of God.</text:p>
              </text:list-item>
              <text:list-item>
                <text:p>Those of the true Israel are the people of God</text:p>
              </text:list-item>
              <text:list-item>
                <text:p>There are various names for the people of God.<text:line-break/>The NT and OT use different terms</text:p>
              </text:list-item>
              <text:list-item>
                <text:p>Just as the NT and OT use different terms for Christ (son of man, servant of Yahweh, son of David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bjection 3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 can't believe that the Church replaced Israel</text:p>
                <text:p/>
              </text:list-item>
              <text:list-item>
                <text:p>Response:<text:line-break/>The people of God, the true Israel of God,<text:line-break/>was expanded, not replaced.<text:line-break/>Branches were added to the olive tree in Romans 11.</text:p>
              </text:list-item>
              <text:list-item>
                <text:p>The tree was not cut down</text:p>
              </text:list-item>
              <text:list-item>
                <text:p>There was not another tree planted next to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 style:font-charset="x-symbol"/>
    <style:font-face style:name="Andale Sans UI1" svg:font-family="'Andale Sans UI'" style:font-family-generic="swiss" style:font-pitch="variable"/>
    <style:font-face style:name="Andale Sans UI2" svg:font-family="'Andale Sans UI'" style:font-family-generic="system" style:font-pitch="variable"/>
    <style:font-face style:name="Andale Sans UI3" svg:font-family="'Andale Sans UI', 'Arial Unicode MS'" style:font-family-generic="swiss" style:font-pitch="variable"/>
    <style:font-face style:name="Andale Sans UI4" svg:font-family="'Andale Sans UI'" style:font-pitch="variable" style:font-charset="x-symbo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ystem" style:font-pitch="variable" style:font-charset="x-symbol"/>
    <style:font-face style:name="Tahoma1" svg:font-family="Tahoma" style:font-family-generic="roman" style:font-pitch="variable"/>
    <style:font-face style:name="Tahoma2" svg:font-family="Tahoma" style:font-pitch="variable" style:font-charset="x-symbol"/>
    <style:font-face style:name="Tahoma3" svg:font-family="Tahoma" style:font-family-generic="swiss" style:font-pitch="variable"/>
    <style:font-face style:name="Tahoma4" svg:font-family="Tahoma" style:font-family-generic="system" style:font-pitch="variable"/>
    <style:font-face style:name="Tahoma5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 style:font-charset="x-symbol"/>
    <style:font-face style:name="Times New Roman3" svg:font-family="'Times New Roman'" style:font-family-generic="roman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2" style:font-size-asian="24pt" style:language-asian="ja" style:country-asian="JP" style:font-name-complex="Tahoma4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18pt" style:font-style-asian="normal" style:font-weight-asian="normal" style:font-name-complex="Tahoma4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true" style:font-name-asian="Andale Sans UI3" style:font-family-asian="'Andale Sans UI', 'Arial Unicode MS'" style:font-family-generic-asian="swiss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language="zxx" fo:country="none" fo:font-weight="bold" style:font-name-asian="Andale Sans UI3" style:font-family-asian="'Andale Sans UI', 'Arial Unicode MS'" style:font-family-generic-asian="swiss" style:font-pitch-asian="variable" style:font-size-asian="18pt" style:language-asian="zxx" style:country-asian="none" style:font-weight-asian="bold" style:font-name-complex="Arial1" style:font-family-complex="Arial" style:font-family-generic-complex="swiss" style:font-pitch-complex="variable" style:font-size-complex="18pt" style:language-complex="zxx" style:country-complex="none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6pt" fo:language="zxx" fo:country="none" fo:font-weight="bold" style:font-name-asian="Andale Sans UI3" style:font-family-asian="'Andale Sans UI', 'Arial Unicode MS'" style:font-family-generic-asian="swiss" style:font-pitch-asian="variable" style:font-size-asian="16pt" style:language-asian="zxx" style:country-asian="none" style:font-weight-asian="bold" style:font-name-complex="Arial1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Arial1" fo:font-family="Arial" style:font-family-generic="swiss" style:font-pitch="variable" fo:font-size="14pt" fo:language="zxx" fo:country="none" fo:font-weight="bold" style:font-name-asian="Andale Sans UI3" style:font-family-asian="'Andale Sans UI', 'Arial Unicode MS'" style:font-family-generic-asian="swiss" style:font-pitch-asian="variable" style:font-size-asian="14pt" style:language-asian="zxx" style:country-asian="none" style:font-weight-asian="bold" style:font-name-complex="Arial1" style:font-family-complex="Arial" style:font-family-generic-complex="swiss" style:font-pitch-complex="variable" style:font-size-complex="14pt" style:language-complex="zxx" style:country-complex="none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Arial1" fo:font-family="Arial" style:font-family-generic="swiss" style:font-pitch="variable" fo:font-size="13pt" fo:language="zxx" fo:country="none" fo:font-style="italic" fo:font-weight="bold" style:font-name-asian="Andale Sans UI3" style:font-family-asian="'Andale Sans UI', 'Arial Unicode MS'" style:font-family-generic-asian="swiss" style:font-pitch-asian="variable" style:font-size-asian="13pt" style:language-asian="zxx" style:country-asian="none" style:font-style-asian="italic" style:font-weight-asian="bold" style:font-name-complex="Arial1" style:font-family-complex="Arial" style:font-family-generic-complex="swiss" style:font-pitch-complex="variable" style:font-size-complex="13pt" style:language-complex="zxx" style:country-complex="none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Arial1" fo:font-family="Arial" style:font-family-generic="swiss" style:font-pitch="variable" fo:font-size="11.5pt" fo:language="zxx" fo:country="none" fo:font-weight="bold" style:font-name-asian="Andale Sans UI3" style:font-family-asian="'Andale Sans UI', 'Arial Unicode MS'" style:font-family-generic-asian="swiss" style:font-pitch-asian="variable" style:font-size-asian="11.5pt" style:language-asian="zxx" style:country-asian="none" style:font-weight-asian="bold" style:font-name-complex="Arial1" style:font-family-complex="Arial" style:font-family-generic-complex="swiss" style:font-pitch-complex="variable" style:font-size-complex="11.5pt" style:language-complex="zxx" style:country-complex="none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Arial1" fo:font-family="Arial" style:font-family-generic="swiss" style:font-pitch="variable" fo:font-size="11.5pt" fo:language="zxx" fo:country="none" fo:font-style="italic" fo:font-weight="bold" style:font-name-asian="Andale Sans UI3" style:font-family-asian="'Andale Sans UI', 'Arial Unicode MS'" style:font-family-generic-asian="swiss" style:font-pitch-asian="variable" style:font-size-asian="11.5pt" style:language-asian="zxx" style:country-asian="none" style:font-style-asian="italic" style:font-weight-asian="bold" style:font-name-complex="Arial1" style:font-family-complex="Arial" style:font-family-generic-complex="swiss" style:font-pitch-complex="variable" style:font-size-complex="11.5pt" style:language-complex="zxx" style:country-complex="none" style:font-style-complex="italic" style:font-weight-complex="bold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Numbering_20_Symbols" style:display-name="Numbering Symbols" style:family="graphic">
      <style:paragraph-properties style:text-autospace="none"/>
      <style:text-properties fo:color="#000000" loext:opacity="100%" fo:font-weight="normal" style:font-weight-complex="normal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4" style:display-name="Contents 4" style:family="graphic">
      <style:paragraph-properties fo:margin-left="2.644cm" fo:margin-right="0cm" fo:text-indent="0cm" style:text-autospace="none" loext:tab-stop-distance="0cm">
        <style:tab-stops>
          <style:tab-stop style:position="29.984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Tahoma5" style:font-family-complex="Tahoma" style:font-family-generic-complex="swiss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Tahoma5" style:font-family-complex="Tahoma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name-complex="Tahoma5" style:font-family-complex="Tahoma" style:font-family-generic-complex="swiss" style:font-size-complex="12pt" style:language-complex="zxx" style:country-complex="none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language-asian="zxx" style:country-asian="none" style:font-name-complex="Tahoma5" style:font-family-complex="Tahoma" style:font-family-generic-complex="swiss" style:language-complex="zxx" style:country-complex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Contents_20_3" style:display-name="Contents 3" style:family="graphic">
      <style:paragraph-properties fo:margin-left="1.764cm" fo:margin-right="0cm" fo:text-indent="0cm" style:text-autospace="none" loext:tab-stop-distance="0cm">
        <style:tab-stops>
          <style:tab-stop style:position="29.984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Tahoma5" style:font-family-complex="Tahoma" style:font-family-generic-complex="swiss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 loext:tab-stop-distance="0cm">
        <style:tab-stops>
          <style:tab-stop style:position="29.984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Tahoma5" style:font-family-complex="Tahoma" style:font-family-generic-complex="swiss" style:language-complex="zxx" style:country-complex="none"/>
    </style:style>
    <style:style style:name="Contents_20_1" style:display-name="Contents 1" style:family="graphic">
      <style:paragraph-properties fo:margin-left="0cm" fo:margin-right="0cm" fo:text-indent="0cm" style:text-autospace="none" loext:tab-stop-distance="0cm">
        <style:tab-stops>
          <style:tab-stop style:position="29.984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Tahoma5" style:font-family-complex="Tahoma" style:font-family-generic-complex="swiss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Andale Sans UI3" style:font-family-asian="'Andale Sans UI', 'Arial Unicode MS'" style:font-family-generic-asian="swiss" style:font-pitch-asian="variable" style:font-size-asian="16pt" style:language-asian="zxx" style:country-asian="none" style:font-weight-asian="bold" style:font-name-complex="Arial1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Andale Sans UI3" style:font-family-asian="'Andale Sans UI', 'Arial Unicode MS'" style:font-family-generic-asian="swiss" style:font-pitch-asian="variable" style:font-size-asian="16pt" style:language-asian="zxx" style:country-asian="none" style:font-weight-asian="bold" style:font-name-complex="Arial1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4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4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4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2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4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2DT22H37M37S</meta:editing-duration>
    <meta:editing-cycles>201</meta:editing-cycles>
    <meta:generator>LibreOffice/7.6.3.2$Windows_X86_64 LibreOffice_project/29d686fea9f6705b262d369fede658f824154cc0</meta:generator>
    <dc:date>2024-05-08T22:11:15.765000000</dc:date>
    <meta:document-statistic meta:object-count="341"/>
  </office:meta>
</office:document-meta>
</file>